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623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style:rotation-align="none"/>
    </style:style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>
      <style:table-cell-properties style:rotation-align="none"/>
    </style:style>
    <style:style style:name="ce23" style:family="table-cell" style:parent-style-name="Default"/>
    <style:style style:name="ce24" style:family="table-cell" style:parent-style-name="Default">
      <style:table-cell-properties style:rotation-align="none"/>
    </style:style>
    <style:style style:name="ce25" style:family="table-cell" style:parent-style-name="Default">
      <style:table-cell-properties style:rotation-align="none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-compiler-optimizations" table:style-name="ta1">
        <office:forms form:automatic-focus="false" form:apply-design-mode="false"/>
        <table:shapes>
          <draw:frame draw:z-index="0" draw:style-name="gr1" draw:text-style-name="P1" svg:width="6.3in" svg:height="3.3in" svg:x="12.761in" svg:y="0.161in">
            <draw:object draw:notify-on-update-of-ranges="'with-compiler-optimizations'.A3:'with-compiler-optimizations'.A7 'with-compiler-optimizations'.B2:'with-compiler-optimizations'.B2 'with-compiler-optimizations'.B3:'with-compiler-optimizations'.B7 'with-compiler-optimizations'.C2:'with-compiler-optimizations'.C2 'with-compiler-optimizations'.C3:'with-compiler-optimizations'.C7 'with-compiler-optimizations'.D2:'with-compiler-optimizations'.D2 'with-compiler-optimizations'.D3:'with-compiler-optimizations'.D7 'with-compiler-optimizations'.E2:'with-compiler-optimizations'.E2 'with-compiler-optimizations'.E3:'with-compiler-optimizations'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in" svg:height="3.3in" svg:x="12.7394in" svg:y="3.9165in">
            <draw:object draw:notify-on-update-of-ranges="'with-compiler-optimizations'.A10:'with-compiler-optimizations'.A14 'with-compiler-optimizations'.B9:'with-compiler-optimizations'.B9 'with-compiler-optimizations'.B10:'with-compiler-optimizations'.B14 'with-compiler-optimizations'.C9:'with-compiler-optimizations'.C9 'with-compiler-optimizations'.C10:'with-compiler-optimizations'.C14 'with-compiler-optimizations'.D9:'with-compiler-optimizations'.D9 'with-compiler-optimizations'.D10:'with-compiler-optimizations'.D14 'with-compiler-optimizations'.E9:'with-compiler-optimizations'.E9 'with-compiler-optimizations'.E10:'with-compiler-optimizations'.E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in" svg:height="3.3in" svg:x="12.7287in" svg:y="7.7303in">
            <draw:object draw:notify-on-update-of-ranges="'with-compiler-optimizations'.A17:'with-compiler-optimizations'.A21 'with-compiler-optimizations'.B16:'with-compiler-optimizations'.B16 'with-compiler-optimizations'.B17:'with-compiler-optimizations'.B21 'with-compiler-optimizations'.C16:'with-compiler-optimizations'.C16 'with-compiler-optimizations'.C17:'with-compiler-optimizations'.C21 'with-compiler-optimizations'.D16:'with-compiler-optimizations'.D16 'with-compiler-optimizations'.D17:'with-compiler-optimizations'.D21 'with-compiler-optimizations'.E16:'with-compiler-optimizations'.E16 'with-compiler-optimizations'.E17:'with-compiler-optimizations'.E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0.0787in" svg:height="0.185in" svg:x="0in" svg:y="3.788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in" svg:height="3.3in" svg:x="12.7579in" svg:y="11.4169in">
            <draw:object draw:notify-on-update-of-ranges="'with-compiler-optimizations'.A24:'with-compiler-optimizations'.A28 'with-compiler-optimizations'.B23:'with-compiler-optimizations'.B23 'with-compiler-optimizations'.B24:'with-compiler-optimizations'.B28 'with-compiler-optimizations'.C23:'with-compiler-optimizations'.C23 'with-compiler-optimizations'.C24:'with-compiler-optimizations'.C28 'with-compiler-optimizations'.D23:'with-compiler-optimizations'.D23 'with-compiler-optimizations'.D24:'with-compiler-optimizations'.D28 'with-compiler-optimizations'.E23:'with-compiler-optimizations'.E23 'with-compiler-optimizations'.E24:'with-compiler-optimizations'.E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02in" svg:height="3.3in" svg:x="19.9091in" svg:y="0.161in">
            <draw:object draw:notify-on-update-of-ranges="'with-compiler-optimizations'.A32:'with-compiler-optimizations'.A36 'with-compiler-optimizations'.B31:'with-compiler-optimizations'.B31 'with-compiler-optimizations'.B32:'with-compiler-optimizations'.B36 'with-compiler-optimizations'.C31:'with-compiler-optimizations'.C31 'with-compiler-optimizations'.C32:'with-compiler-optimizations'.C36 'with-compiler-optimizations'.D31:'with-compiler-optimizations'.D31 'with-compiler-optimizations'.D32:'with-compiler-optimizations'.D36 'with-compiler-optimizations'.E31:'with-compiler-optimizations'.E31 'with-compiler-optimizations'.E32:'with-compiler-optimizations'.E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02in" svg:height="3.3in" svg:x="19.9091in" svg:y="3.9299in">
            <draw:object draw:notify-on-update-of-ranges="'with-compiler-optimizations'.A39:'with-compiler-optimizations'.A43 'with-compiler-optimizations'.B38:'with-compiler-optimizations'.B38 'with-compiler-optimizations'.B39:'with-compiler-optimizations'.B43 'with-compiler-optimizations'.C38:'with-compiler-optimizations'.C38 'with-compiler-optimizations'.C39:'with-compiler-optimizations'.C43 'with-compiler-optimizations'.D38:'with-compiler-optimizations'.D38 'with-compiler-optimizations'.D39:'with-compiler-optimizations'.D43 'with-compiler-optimizations'.E38:'with-compiler-optimizations'.E38 'with-compiler-optimizations'.E39:'with-compiler-optimizations'.E4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02in" svg:height="3.3in" svg:x="19.9091in" svg:y="7.6575in">
            <draw:object draw:notify-on-update-of-ranges="'with-compiler-optimizations'.A46:'with-compiler-optimizations'.A50 'with-compiler-optimizations'.B45:'with-compiler-optimizations'.B45 'with-compiler-optimizations'.B46:'with-compiler-optimizations'.B50 'with-compiler-optimizations'.C45:'with-compiler-optimizations'.C45 'with-compiler-optimizations'.C46:'with-compiler-optimizations'.C50 'with-compiler-optimizations'.D45:'with-compiler-optimizations'.D45 'with-compiler-optimizations'.D46:'with-compiler-optimizations'.D50 'with-compiler-optimizations'.E45:'with-compiler-optimizations'.E45 'with-compiler-optimizations'.E46:'with-compiler-optimizations'.E5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02in" svg:height="3.3in" svg:x="19.9091in" svg:y="11.472in">
            <draw:object draw:notify-on-update-of-ranges="'with-compiler-optimizations'.A53:'with-compiler-optimizations'.A57 'with-compiler-optimizations'.B52:'with-compiler-optimizations'.B52 'with-compiler-optimizations'.B53:'with-compiler-optimizations'.B57 'with-compiler-optimizations'.C52:'with-compiler-optimizations'.C52 'with-compiler-optimizations'.C53:'with-compiler-optimizations'.C57 'with-compiler-optimizations'.D52:'with-compiler-optimizations'.D52 'with-compiler-optimizations'.D53:'with-compiler-optimizations'.D57 'with-compiler-optimizations'.E52:'with-compiler-optimizations'.E52 'with-compiler-optimizations'.E53:'with-compiler-optimizations'.E5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12"/>
        <table:table-column table:style-name="co8" table:number-columns-repeated="4" table:default-cell-style-name="ce12"/>
        <table:table-column table:style-name="co8" table:default-cell-style-name="Default"/>
        <table:table-column table:style-name="co8" table:default-cell-style-name="ce12"/>
        <table:table-column table:style-name="co9" table:default-cell-style-name="Default"/>
        <table:table-column table:style-name="co8" table:default-cell-style-name="Default"/>
        <table:table-column table:style-name="co8" table:number-columns-repeated="1005" table:default-cell-style-name="ce12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indows 8.1, Java 8 (b132), x64, 4 Cores, 2.8 GHz</text:p>
          </table:table-cell>
          <table:covered-table-cell table:number-columns-repeated="5" table:style-name="ce5"/>
          <table:table-cell table:style-name="ce13" office:value-type="string" calcext:value-type="string">
            <text:p>Optimizers Speed ups</text:p>
          </table:table-cell>
          <table:table-cell table:style-name="ce18" table:number-columns-repeated="2"/>
          <table:table-cell table:style-name="ce14" office:value-type="string" calcext:value-type="string">
            <text:p>Parallelization</text:p>
          </table:table-cell>
          <table:table-cell table:style-name="Default"/>
          <table:table-cell/>
          <table:table-cell table:style-name="Default"/>
          <table:table-cell/>
          <table:table-cell table:style-name="ce26"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26" office:value-type="string" calcext:value-type="string">
            <text:p>LINUX</text:p>
          </table:table-cell>
          <table:table-cell table:number-columns-repeated="990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office:value-type="string" calcext:value-type="string">
            <text:p>Scala</text:p>
          </table:table-cell>
          <table:table-cell table:style-name="ce14" office:value-type="string" calcext:value-type="string">
            <text:p>C#</text:p>
          </table:table-cell>
          <table:table-cell table:style-name="ce14" office:value-type="string" calcext:value-type="string">
            <text:p>F#</text:p>
          </table:table-cell>
          <table:table-cell table:style-name="ce14" office:value-type="string" calcext:value-type="string">
            <text:p>Java</text:p>
          </table:table-cell>
          <table:table-cell table:style-name="ce14" office:value-type="string" calcext:value-type="string">
            <text:p>Scala</text:p>
          </table:table-cell>
          <table:table-cell table:style-name="ce14" office:value-type="string" calcext:value-type="string">
            <text:p>C#</text:p>
          </table:table-cell>
          <table:table-cell table:style-name="ce14" office:value-type="string" calcext:value-type="string">
            <text:p>F#</text:p>
          </table:table-cell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6.968" calcext:value-type="float">
            <text:p>6.968</text:p>
          </table:table-cell>
          <table:table-cell office:value-type="float" office:value="6.888" calcext:value-type="float">
            <text:p>6.888</text:p>
          </table:table-cell>
          <table:table-cell office:value-type="float" office:value="7.117" calcext:value-type="float">
            <text:p>7.117</text:p>
          </table:table-cell>
          <table:table-cell table:style-name="Default" office:value-type="float" office:value="7.02" calcext:value-type="float">
            <text:p>7.02</text:p>
          </table:table-cell>
          <table:table-cell/>
          <table:table-cell table:style-name="Default" table:number-columns-repeated="4"/>
          <table:table-cell table:number-columns-repeated="3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6.938" calcext:value-type="float">
            <text:p>6.938</text:p>
          </table:table-cell>
          <table:table-cell office:value-type="float" office:value="90.427" calcext:value-type="float">
            <text:p>90.427</text:p>
          </table:table-cell>
          <table:table-cell office:value-type="float" office:value="66.939" calcext:value-type="float">
            <text:p>66.939</text:p>
          </table:table-cell>
          <table:table-cell table:style-name="Default" office:value-type="float" office:value="64.045" calcext:value-type="float">
            <text:p>64.045</text:p>
          </table:table-cell>
          <table:table-cell/>
          <table:table-cell table:style-name="Default" table:number-columns-repeated="4"/>
          <table:table-cell table:number-columns-repeated="3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948" calcext:value-type="float">
            <text:p>6.948</text:p>
          </table:table-cell>
          <table:table-cell office:value-type="float" office:value="9.484" calcext:value-type="float">
            <text:p>9.484</text:p>
          </table:table-cell>
          <table:table-cell table:style-name="Default" office:value-type="float" office:value="9.084" calcext:value-type="float">
            <text:p>9.084</text:p>
          </table:table-cell>
          <table:table-cell/>
          <table:table-cell table:style-name="ce15" table:formula="of:=[.C4]/[.C5]" office:value-type="float" office:value="13.0148244099021" calcext:value-type="float">
            <text:p>13.0148244099</text:p>
          </table:table-cell>
          <table:table-cell table:style-name="ce15" table:formula="of:=[.D4]/[.D5]" office:value-type="float" office:value="7.05809784900886" calcext:value-type="float">
            <text:p>7.058097849</text:p>
          </table:table-cell>
          <table:table-cell table:style-name="ce15" table:formula="of:=[.E4]/[.E5]" office:value-type="float" office:value="7.05030823425804" calcext:value-type="float">
            <text:p>7.0503082343</text:p>
          </table:table-cell>
          <table:table-cell table:style-name="Default"/>
          <table:table-cell table:number-columns-repeated="3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6.82" calcext:value-type="float">
            <text:p>6.82</text:p>
          </table:table-cell>
          <table:table-cell office:value-type="float" office:value="1572.177" calcext:value-type="float">
            <text:p>1572.177</text:p>
          </table:table-cell>
          <table:table-cell office:value-type="float" office:value="22.863" calcext:value-type="float">
            <text:p>22.863</text:p>
          </table:table-cell>
          <table:table-cell table:style-name="Default" office:value-type="float" office:value="22.952" calcext:value-type="float">
            <text:p>22.952</text:p>
          </table:table-cell>
          <table:table-cell/>
          <table:table-cell table:style-name="ce15" table:number-columns-repeated="3"/>
          <table:table-cell table:style-name="ce19" table:formula="of:=[.B4]/[.B6]" office:value-type="float" office:value="1.01730205278592" calcext:value-type="float">
            <text:p>1.0173020528</text:p>
          </table:table-cell>
          <table:table-cell table:style-name="ce19" table:formula="of:=[.C4]/[.C6]" office:value-type="float" office:value="0.0575170607380721" calcext:value-type="float">
            <text:p>0.0575170607</text:p>
          </table:table-cell>
          <table:table-cell table:style-name="ce19" table:formula="of:=[.D4]/[.D6]" office:value-type="float" office:value="2.92783099330796" calcext:value-type="float">
            <text:p>2.9278309933</text:p>
          </table:table-cell>
          <table:table-cell table:style-name="ce19" table:formula="of:=[.E4]/[.E6]" office:value-type="float" office:value="2.7903886371558" calcext:value-type="float">
            <text:p>2.7903886372</text:p>
          </table:table-cell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718" calcext:value-type="float">
            <text:p>6.718</text:p>
          </table:table-cell>
          <table:table-cell office:value-type="float" office:value="6.85" calcext:value-type="float">
            <text:p>6.85</text:p>
          </table:table-cell>
          <table:table-cell table:style-name="Default" office:value-type="float" office:value="6.841" calcext:value-type="float">
            <text:p>6.841</text:p>
          </table:table-cell>
          <table:table-cell/>
          <table:table-cell table:style-name="ce15" table:formula="of:=[.C6]/[.C7]" office:value-type="float" office:value="234.024560881215" calcext:value-type="float">
            <text:p>234.0245608812</text:p>
          </table:table-cell>
          <table:table-cell table:style-name="ce15" table:formula="of:=[.D6]/[.D7]" office:value-type="float" office:value="3.33766423357664" calcext:value-type="float">
            <text:p>3.3376642336</text:p>
          </table:table-cell>
          <table:table-cell table:style-name="ce15" table:formula="of:=[.E6]/[.E7]" office:value-type="float" office:value="3.35506504896945" calcext:value-type="float">
            <text:p>3.355065049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10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7.196" calcext:value-type="float">
            <text:p>7.196</text:p>
          </table:table-cell>
          <table:table-cell office:value-type="float" office:value="6.992" calcext:value-type="float">
            <text:p>6.992</text:p>
          </table:table-cell>
          <table:table-cell office:value-type="float" office:value="7.485" calcext:value-type="float">
            <text:p>7.485</text:p>
          </table:table-cell>
          <table:table-cell table:style-name="Default" office:value-type="float" office:value="8.083" calcext:value-type="float">
            <text:p>8.083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7.052" calcext:value-type="float">
            <text:p>7.052</text:p>
          </table:table-cell>
          <table:table-cell office:value-type="float" office:value="134.83" calcext:value-type="float">
            <text:p>134.83</text:p>
          </table:table-cell>
          <table:table-cell office:value-type="float" office:value="99.582" calcext:value-type="float">
            <text:p>99.582</text:p>
          </table:table-cell>
          <table:table-cell table:style-name="Default" office:value-type="float" office:value="178.364" calcext:value-type="float">
            <text:p>178.364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35.643" calcext:value-type="float">
            <text:p>35.643</text:p>
          </table:table-cell>
          <table:table-cell office:value-type="float" office:value="12.323" calcext:value-type="float">
            <text:p>12.323</text:p>
          </table:table-cell>
          <table:table-cell table:style-name="Default" office:value-type="float" office:value="12.597" calcext:value-type="float">
            <text:p>12.597</text:p>
          </table:table-cell>
          <table:table-cell/>
          <table:table-cell table:style-name="ce15" table:formula="of:=[.C11]/[.C12]" office:value-type="float" office:value="3.78279044973768" calcext:value-type="float">
            <text:p>3.7827904497</text:p>
          </table:table-cell>
          <table:table-cell table:style-name="ce15" table:formula="of:=[.D11]/[.D12]" office:value-type="float" office:value="8.08098677270145" calcext:value-type="float">
            <text:p>8.0809867727</text:p>
          </table:table-cell>
          <table:table-cell table:style-name="ce15" table:formula="of:=[.E11]/[.E12]" office:value-type="float" office:value="14.1592442645074" calcext:value-type="float">
            <text:p>14.1592442645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6.835" calcext:value-type="float">
            <text:p>6.835</text:p>
          </table:table-cell>
          <table:table-cell office:value-type="float" office:value="1728.445" calcext:value-type="float">
            <text:p>1728.445</text:p>
          </table:table-cell>
          <table:table-cell office:value-type="float" office:value="58.972" calcext:value-type="float">
            <text:p>58.972</text:p>
          </table:table-cell>
          <table:table-cell table:style-name="Default" office:value-type="float" office:value="55.729" calcext:value-type="float">
            <text:p>55.729</text:p>
          </table:table-cell>
          <table:table-cell/>
          <table:table-cell table:style-name="ce15" table:number-columns-repeated="3"/>
          <table:table-cell table:style-name="ce19" table:formula="of:=[.B11]/[.B13]" office:value-type="float" office:value="1.03174835405999" calcext:value-type="float">
            <text:p>1.0317483541</text:p>
          </table:table-cell>
          <table:table-cell table:style-name="ce19" table:formula="of:=[.C11]/[.C13]" office:value-type="float" office:value="0.0780065318827038" calcext:value-type="float">
            <text:p>0.0780065319</text:p>
          </table:table-cell>
          <table:table-cell table:style-name="ce19" table:formula="of:=[.D11]/[.D13]" office:value-type="float" office:value="1.68863189310181" calcext:value-type="float">
            <text:p>1.6886318931</text:p>
          </table:table-cell>
          <table:table-cell table:style-name="ce19" table:formula="of:=[.E11]/[.E13]" office:value-type="float" office:value="3.20055985214161" calcext:value-type="float">
            <text:p>3.2005598521</text:p>
          </table:table-cell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5.634" calcext:value-type="float">
            <text:p>35.634</text:p>
          </table:table-cell>
          <table:table-cell office:value-type="float" office:value="6.923" calcext:value-type="float">
            <text:p>6.923</text:p>
          </table:table-cell>
          <table:table-cell table:style-name="Default" office:value-type="float" office:value="6.864" calcext:value-type="float">
            <text:p>6.864</text:p>
          </table:table-cell>
          <table:table-cell/>
          <table:table-cell table:style-name="ce15" table:formula="of:=[.C13]/[.C14]" office:value-type="float" office:value="48.5055003648201" calcext:value-type="float">
            <text:p>48.5055003648</text:p>
          </table:table-cell>
          <table:table-cell table:style-name="ce15" table:formula="of:=[.D13]/[.D14]" office:value-type="float" office:value="8.51827242524917" calcext:value-type="float">
            <text:p>8.5182724252</text:p>
          </table:table-cell>
          <table:table-cell table:style-name="ce15" table:formula="of:=[.E13]/[.E14]" office:value-type="float" office:value="8.11902680652681" calcext:value-type="float">
            <text:p>8.1190268065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10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10.877" calcext:value-type="float">
            <text:p>10.877</text:p>
          </table:table-cell>
          <table:table-cell office:value-type="float" office:value="10.455" calcext:value-type="float">
            <text:p>10.455</text:p>
          </table:table-cell>
          <table:table-cell office:value-type="float" office:value="11.644" calcext:value-type="float">
            <text:p>11.644</text:p>
          </table:table-cell>
          <table:table-cell table:style-name="Default" office:value-type="float" office:value="10.941" calcext:value-type="float">
            <text:p>10.941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16.744" calcext:value-type="float">
            <text:p>16.744</text:p>
          </table:table-cell>
          <table:table-cell office:value-type="float" office:value="306.062" calcext:value-type="float">
            <text:p>306.062</text:p>
          </table:table-cell>
          <table:table-cell office:value-type="float" office:value="82.398" calcext:value-type="float">
            <text:p>82.398</text:p>
          </table:table-cell>
          <table:table-cell table:style-name="Default" office:value-type="float" office:value="203.789" calcext:value-type="float">
            <text:p>203.789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5.905" calcext:value-type="float">
            <text:p>65.905</text:p>
          </table:table-cell>
          <table:table-cell office:value-type="float" office:value="52.466" calcext:value-type="float">
            <text:p>52.466</text:p>
          </table:table-cell>
          <table:table-cell table:style-name="Default" office:value-type="float" office:value="62.649" calcext:value-type="float">
            <text:p>62.649</text:p>
          </table:table-cell>
          <table:table-cell/>
          <table:table-cell table:style-name="ce15" table:formula="of:=[.C18]/[.C19]" office:value-type="float" office:value="4.64398755784842" calcext:value-type="float">
            <text:p>4.6439875578</text:p>
          </table:table-cell>
          <table:table-cell table:style-name="ce15" table:formula="of:=[.D18]/[.D19]" office:value-type="float" office:value="1.57050280181451" calcext:value-type="float">
            <text:p>1.5705028018</text:p>
          </table:table-cell>
          <table:table-cell table:style-name="ce15" table:formula="of:=[.E18]/[.E19]" office:value-type="float" office:value="3.25286915992274" calcext:value-type="float">
            <text:p>3.2528691599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10.291" calcext:value-type="float">
            <text:p>10.291</text:p>
          </table:table-cell>
          <table:table-cell office:value-type="float" office:value="8442.65" calcext:value-type="float">
            <text:p>8442.65</text:p>
          </table:table-cell>
          <table:table-cell office:value-type="float" office:value="51.712" calcext:value-type="float">
            <text:p>51.712</text:p>
          </table:table-cell>
          <table:table-cell table:style-name="Default" office:value-type="float" office:value="49.401" calcext:value-type="float">
            <text:p>49.401</text:p>
          </table:table-cell>
          <table:table-cell/>
          <table:table-cell table:style-name="ce15" table:number-columns-repeated="3"/>
          <table:table-cell table:style-name="ce19" table:formula="of:=[.B18]/[.B20]" office:value-type="float" office:value="1.62705276455155" calcext:value-type="float">
            <text:p>1.6270527646</text:p>
          </table:table-cell>
          <table:table-cell table:style-name="ce19" table:formula="of:=[.C18]/[.C20]" office:value-type="float" office:value="0.0362518877366704" calcext:value-type="float">
            <text:p>0.0362518877</text:p>
          </table:table-cell>
          <table:table-cell table:style-name="ce19" table:formula="of:=[.D18]/[.D20]" office:value-type="float" office:value="1.59340191831683" calcext:value-type="float">
            <text:p>1.5934019183</text:p>
          </table:table-cell>
          <table:table-cell table:style-name="ce19" table:formula="of:=[.E18]/[.E20]" office:value-type="float" office:value="4.12519989473897" calcext:value-type="float">
            <text:p>4.1251998947</text:p>
          </table:table-cell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2.344" calcext:value-type="float">
            <text:p>62.344</text:p>
          </table:table-cell>
          <table:table-cell office:value-type="float" office:value="8.679" calcext:value-type="float">
            <text:p>8.679</text:p>
          </table:table-cell>
          <table:table-cell table:style-name="Default" office:value-type="float" office:value="8.691" calcext:value-type="float">
            <text:p>8.691</text:p>
          </table:table-cell>
          <table:table-cell/>
          <table:table-cell table:style-name="ce15" table:formula="of:=[.C20]/[.C21]" office:value-type="float" office:value="135.420409341717" calcext:value-type="float">
            <text:p>135.4204093417</text:p>
          </table:table-cell>
          <table:table-cell table:style-name="ce15" table:formula="of:=[.D20]/[.D21]" office:value-type="float" office:value="5.95829012559051" calcext:value-type="float">
            <text:p>5.9582901256</text:p>
          </table:table-cell>
          <table:table-cell table:style-name="ce15" table:formula="of:=[.E20]/[.E21]" office:value-type="float" office:value="5.68415602347256" calcext:value-type="float">
            <text:p>5.6841560235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6" table:number-columns-repeated="3"/>
          <table:table-cell table:style-name="ce21"/>
          <table:table-cell table:style-name="ce25"/>
          <table:table-cell table:style-name="ce21"/>
          <table:table-cell table:style-name="ce25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4.98" calcext:value-type="float">
            <text:p>4.98</text:p>
          </table:table-cell>
          <table:table-cell office:value-type="float" office:value="5.266" calcext:value-type="float">
            <text:p>5.266</text:p>
          </table:table-cell>
          <table:table-cell office:value-type="float" office:value="9.896" calcext:value-type="float">
            <text:p>9.896</text:p>
          </table:table-cell>
          <table:table-cell table:style-name="Default" office:value-type="float" office:value="7.331" calcext:value-type="float">
            <text:p>7.331</text:p>
          </table:table-cell>
          <table:table-cell/>
          <table:table-cell table:style-name="ce16" table:number-columns-repeated="3"/>
          <table:table-cell table:style-name="ce21"/>
          <table:table-cell table:style-name="ce25"/>
          <table:table-cell table:style-name="ce21"/>
          <table:table-cell table:style-name="ce25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59.488" calcext:value-type="float">
            <text:p>59.488</text:p>
          </table:table-cell>
          <table:table-cell office:value-type="float" office:value="163.426" calcext:value-type="float">
            <text:p>163.426</text:p>
          </table:table-cell>
          <table:table-cell office:value-type="float" office:value="205.237" calcext:value-type="float">
            <text:p>205.237</text:p>
          </table:table-cell>
          <table:table-cell table:style-name="Default" office:value-type="float" office:value="538.726" calcext:value-type="float">
            <text:p>538.726</text:p>
          </table:table-cell>
          <table:table-cell/>
          <table:table-cell table:style-name="ce16" table:number-columns-repeated="3"/>
          <table:table-cell table:style-name="ce21"/>
          <table:table-cell table:style-name="ce25"/>
          <table:table-cell table:style-name="ce21"/>
          <table:table-cell table:style-name="ce25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75.417" calcext:value-type="float">
            <text:p>175.417</text:p>
          </table:table-cell>
          <table:table-cell office:value-type="float" office:value="12.93" calcext:value-type="float">
            <text:p>12.93</text:p>
          </table:table-cell>
          <table:table-cell table:style-name="Default" office:value-type="float" office:value="12.901" calcext:value-type="float">
            <text:p>12.901</text:p>
          </table:table-cell>
          <table:table-cell/>
          <table:table-cell table:style-name="ce16" table:formula="of:=[.C25]/[.C26]" office:value-type="float" office:value="0.931642885239173" calcext:value-type="float">
            <text:p>0.9316428852</text:p>
          </table:table-cell>
          <table:table-cell table:style-name="ce16" table:formula="of:=[.D25]/[.D26]" office:value-type="float" office:value="15.8729311678268" calcext:value-type="float">
            <text:p>15.8729311678</text:p>
          </table:table-cell>
          <table:table-cell table:style-name="ce16" table:formula="of:=[.E25]/[.E26]" office:value-type="float" office:value="41.7584683357879" calcext:value-type="float">
            <text:p>41.7584683358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47.834" calcext:value-type="float">
            <text:p>47.834</text:p>
          </table:table-cell>
          <table:table-cell office:value-type="float" office:value="4251.09" calcext:value-type="float">
            <text:p>4251.09</text:p>
          </table:table-cell>
          <table:table-cell office:value-type="float" office:value="107.624" calcext:value-type="float">
            <text:p>107.624</text:p>
          </table:table-cell>
          <table:table-cell table:style-name="Default" office:value-type="float" office:value="199.055" calcext:value-type="float">
            <text:p>199.055</text:p>
          </table:table-cell>
          <table:table-cell/>
          <table:table-cell table:style-name="ce16" table:number-columns-repeated="3"/>
          <table:table-cell table:style-name="ce22" table:formula="of:=[.B25]/[.B27]" office:value-type="float" office:value="1.24363423506293" calcext:value-type="float">
            <text:p>1.2436342351</text:p>
          </table:table-cell>
          <table:table-cell table:style-name="ce25" table:formula="of:=[.C25]/[.C27]" office:value-type="float" office:value="0.0384433168904916" calcext:value-type="float">
            <text:p>0.0384433169</text:p>
          </table:table-cell>
          <table:table-cell table:style-name="ce25" table:formula="of:=[.D25]/[.D27]" office:value-type="float" office:value="1.90698171411581" calcext:value-type="float">
            <text:p>1.9069817141</text:p>
          </table:table-cell>
          <table:table-cell table:style-name="ce25" table:formula="of:=[.E25]/[.E27]" office:value-type="float" office:value="2.70641782421944" calcext:value-type="float">
            <text:p>2.7064178242</text:p>
          </table:table-cell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19.305" calcext:value-type="float">
            <text:p>219.305</text:p>
          </table:table-cell>
          <table:table-cell office:value-type="float" office:value="7.545" calcext:value-type="float">
            <text:p>7.545</text:p>
          </table:table-cell>
          <table:table-cell table:style-name="Default" office:value-type="float" office:value="8.339" calcext:value-type="float">
            <text:p>8.339</text:p>
          </table:table-cell>
          <table:table-cell/>
          <table:table-cell table:style-name="ce16" table:formula="of:=[.C27]/[.C28]" office:value-type="float" office:value="19.3843733613005" calcext:value-type="float">
            <text:p>19.3843733613</text:p>
          </table:table-cell>
          <table:table-cell table:style-name="ce16" table:formula="of:=[.D27]/[.D28]" office:value-type="float" office:value="14.264280980782" calcext:value-type="float">
            <text:p>14.2642809808</text:p>
          </table:table-cell>
          <table:table-cell table:style-name="ce16" table:formula="of:=[.E27]/[.E28]" office:value-type="float" office:value="23.8703681496582" calcext:value-type="float">
            <text:p>23.8703681497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5" table:number-rows-spanned="1">
            <text:p>Linux Ubuntu 3.11.0-20-generic, Java 8 (b132), x64, 4 Cores, 2.8 GHz</text:p>
          </table:table-cell>
          <table:covered-table-cell table:number-columns-repeated="3" table:style-name="ce6"/>
          <table:covered-table-cell table:style-name="ce11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6.951" calcext:value-type="float">
            <text:p>6.951</text:p>
          </table:table-cell>
          <table:table-cell office:value-type="float" office:value="7.009" calcext:value-type="float">
            <text:p>7.009</text:p>
          </table:table-cell>
          <table:table-cell office:value-type="float" office:value="9.714" calcext:value-type="float">
            <text:p>9.714</text:p>
          </table:table-cell>
          <table:table-cell table:style-name="Default" office:value-type="float" office:value="9.687" calcext:value-type="float">
            <text:p>9.687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6.958" calcext:value-type="float">
            <text:p>6.958</text:p>
          </table:table-cell>
          <table:table-cell office:value-type="float" office:value="99.373" calcext:value-type="float">
            <text:p>99.373</text:p>
          </table:table-cell>
          <table:table-cell office:value-type="float" office:value="100.083" calcext:value-type="float">
            <text:p>100.083</text:p>
          </table:table-cell>
          <table:table-cell table:style-name="Default" office:value-type="float" office:value="104.977" calcext:value-type="float">
            <text:p>104.977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7.025" calcext:value-type="float">
            <text:p>7.025</text:p>
          </table:table-cell>
          <table:table-cell office:value-type="float" office:value="12.423" calcext:value-type="float">
            <text:p>12.423</text:p>
          </table:table-cell>
          <table:table-cell table:style-name="Default" office:value-type="float" office:value="11.911" calcext:value-type="float">
            <text:p>11.911</text:p>
          </table:table-cell>
          <table:table-cell/>
          <table:table-cell table:style-name="ce15" table:formula="of:=[.C33]/[.C34]" office:value-type="float" office:value="14.1456227758007" calcext:value-type="float">
            <text:p>14.1456227758</text:p>
          </table:table-cell>
          <table:table-cell table:style-name="ce15" table:formula="of:=[.D33]/[.D34]" office:value-type="float" office:value="8.05626660226998" calcext:value-type="float">
            <text:p>8.0562666023</text:p>
          </table:table-cell>
          <table:table-cell table:style-name="ce15" table:formula="of:=[.E33]/[.E34]" office:value-type="float" office:value="8.81344975232978" calcext:value-type="float">
            <text:p>8.8134497523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7.074" calcext:value-type="float">
            <text:p>7.074</text:p>
          </table:table-cell>
          <table:table-cell office:value-type="float" office:value="1293.416" calcext:value-type="float">
            <text:p>1293.416</text:p>
          </table:table-cell>
          <table:table-cell office:value-type="float" office:value="253.262" calcext:value-type="float">
            <text:p>253.262</text:p>
          </table:table-cell>
          <table:table-cell table:style-name="Default" office:value-type="float" office:value="251.447" calcext:value-type="float">
            <text:p>251.447</text:p>
          </table:table-cell>
          <table:table-cell/>
          <table:table-cell table:style-name="ce15" table:number-columns-repeated="3"/>
          <table:table-cell table:style-name="ce19" table:formula="of:=[.B33]/[.B35]" office:value-type="float" office:value="0.98360192253322" calcext:value-type="float">
            <text:p>0.9836019225</text:p>
          </table:table-cell>
          <table:table-cell table:style-name="ce19" table:formula="of:=[.C33]/[.C35]" office:value-type="float" office:value="0.0768298830384037" calcext:value-type="float">
            <text:p>0.076829883</text:p>
          </table:table-cell>
          <table:table-cell table:style-name="ce19" table:formula="of:=[.D33]/[.D35]" office:value-type="float" office:value="0.395175746855035" calcext:value-type="float">
            <text:p>0.3951757469</text:p>
          </table:table-cell>
          <table:table-cell table:style-name="ce19" table:formula="of:=[.E33]/[.E35]" office:value-type="float" office:value="0.417491558857334" calcext:value-type="float">
            <text:p>0.4174915589</text:p>
          </table:table-cell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7.047" calcext:value-type="float">
            <text:p>7.047</text:p>
          </table:table-cell>
          <table:table-cell office:value-type="float" office:value="12.517" calcext:value-type="float">
            <text:p>12.517</text:p>
          </table:table-cell>
          <table:table-cell table:style-name="Default" office:value-type="float" office:value="11.88" calcext:value-type="float">
            <text:p>11.88</text:p>
          </table:table-cell>
          <table:table-cell/>
          <table:table-cell table:style-name="ce15" table:formula="of:=[.C35]/[.C36]" office:value-type="float" office:value="183.541365119909" calcext:value-type="float">
            <text:p>183.5413651199</text:p>
          </table:table-cell>
          <table:table-cell table:style-name="ce15" table:formula="of:=[.D35]/[.D36]" office:value-type="float" office:value="20.2334425181753" calcext:value-type="float">
            <text:p>20.2334425182</text:p>
          </table:table-cell>
          <table:table-cell table:style-name="ce15" table:formula="of:=[.E35]/[.E36]" office:value-type="float" office:value="21.1655723905724" calcext:value-type="float">
            <text:p>21.1655723906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10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7.042" calcext:value-type="float">
            <text:p>7.042</text:p>
          </table:table-cell>
          <table:table-cell office:value-type="float" office:value="7.191" calcext:value-type="float">
            <text:p>7.191</text:p>
          </table:table-cell>
          <table:table-cell office:value-type="float" office:value="14.933" calcext:value-type="float">
            <text:p>14.933</text:p>
          </table:table-cell>
          <table:table-cell table:style-name="Default" office:value-type="float" office:value="12.484" calcext:value-type="float">
            <text:p>12.484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7.075" calcext:value-type="float">
            <text:p>7.075</text:p>
          </table:table-cell>
          <table:table-cell office:value-type="float" office:value="154.219" calcext:value-type="float">
            <text:p>154.219</text:p>
          </table:table-cell>
          <table:table-cell office:value-type="float" office:value="226.204" calcext:value-type="float">
            <text:p>226.204</text:p>
          </table:table-cell>
          <table:table-cell table:style-name="Default" office:value-type="float" office:value="225.775" calcext:value-type="float">
            <text:p>225.775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5.853" calcext:value-type="float">
            <text:p>45.853</text:p>
          </table:table-cell>
          <table:table-cell office:value-type="float" office:value="12.904" calcext:value-type="float">
            <text:p>12.904</text:p>
          </table:table-cell>
          <table:table-cell table:style-name="Default" office:value-type="float" office:value="13.356" calcext:value-type="float">
            <text:p>13.356</text:p>
          </table:table-cell>
          <table:table-cell/>
          <table:table-cell table:style-name="ce15" table:formula="of:=[.C40]/[.C41]" office:value-type="float" office:value="3.36333500534316" calcext:value-type="float">
            <text:p>3.3633350053</text:p>
          </table:table-cell>
          <table:table-cell table:style-name="ce15" table:formula="of:=[.D40]/[.D41]" office:value-type="float" office:value="17.5297582145071" calcext:value-type="float">
            <text:p>17.5297582145</text:p>
          </table:table-cell>
          <table:table-cell table:style-name="ce15" table:formula="of:=[.E40]/[.E41]" office:value-type="float" office:value="16.90438754118" calcext:value-type="float">
            <text:p>16.9043875412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7.05" calcext:value-type="float">
            <text:p>7.05</text:p>
          </table:table-cell>
          <table:table-cell office:value-type="float" office:value="1398.479" calcext:value-type="float">
            <text:p>1398.479</text:p>
          </table:table-cell>
          <table:table-cell office:value-type="float" office:value="488.229" calcext:value-type="float">
            <text:p>488.229</text:p>
          </table:table-cell>
          <table:table-cell table:style-name="Default" office:value-type="float" office:value="507.292" calcext:value-type="float">
            <text:p>507.292</text:p>
          </table:table-cell>
          <table:table-cell/>
          <table:table-cell table:style-name="ce15" table:number-columns-repeated="3"/>
          <table:table-cell table:style-name="ce19" table:formula="of:=[.B40]/[.B42]" office:value-type="float" office:value="1.00354609929078" calcext:value-type="float">
            <text:p>1.0035460993</text:p>
          </table:table-cell>
          <table:table-cell table:style-name="ce19" table:formula="of:=[.C40]/[.C42]" office:value-type="float" office:value="0.110276235824778" calcext:value-type="float">
            <text:p>0.1102762358</text:p>
          </table:table-cell>
          <table:table-cell table:style-name="ce19" table:formula="of:=[.D40]/[.D42]" office:value-type="float" office:value="0.463315370451161" calcext:value-type="float">
            <text:p>0.4633153705</text:p>
          </table:table-cell>
          <table:table-cell table:style-name="ce19" table:formula="of:=[.E40]/[.E42]" office:value-type="float" office:value="0.44505925581322" calcext:value-type="float">
            <text:p>0.4450592558</text:p>
          </table:table-cell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5.79" calcext:value-type="float">
            <text:p>45.79</text:p>
          </table:table-cell>
          <table:table-cell office:value-type="float" office:value="8.169" calcext:value-type="float">
            <text:p>8.169</text:p>
          </table:table-cell>
          <table:table-cell table:style-name="Default" office:value-type="float" office:value="8.131" calcext:value-type="float">
            <text:p>8.131</text:p>
          </table:table-cell>
          <table:table-cell/>
          <table:table-cell table:style-name="ce15" table:formula="of:=[.C42]/[.C43]" office:value-type="float" office:value="30.5411443546626" calcext:value-type="float">
            <text:p>30.5411443547</text:p>
          </table:table-cell>
          <table:table-cell table:style-name="ce15" table:formula="of:=[.D42]/[.D43]" office:value-type="float" office:value="59.7660668380463" calcext:value-type="float">
            <text:p>59.766066838</text:p>
          </table:table-cell>
          <table:table-cell table:style-name="ce15" table:formula="of:=[.E42]/[.E43]" office:value-type="float" office:value="62.3898659451482" calcext:value-type="float">
            <text:p>62.3898659451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table:number-columns-repeated="4"/>
          <table:table-cell table:style-name="ce10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11.234" calcext:value-type="float">
            <text:p>11.234</text:p>
          </table:table-cell>
          <table:table-cell office:value-type="float" office:value="11.286" calcext:value-type="float">
            <text:p>11.286</text:p>
          </table:table-cell>
          <table:table-cell office:value-type="float" office:value="102.177" calcext:value-type="float">
            <text:p>102.177</text:p>
          </table:table-cell>
          <table:table-cell table:style-name="Default" office:value-type="float" office:value="107.876" calcext:value-type="float">
            <text:p>107.876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17.113" calcext:value-type="float">
            <text:p>17.113</text:p>
          </table:table-cell>
          <table:table-cell office:value-type="float" office:value="322.572" calcext:value-type="float">
            <text:p>322.572</text:p>
          </table:table-cell>
          <table:table-cell office:value-type="float" office:value="229.555" calcext:value-type="float">
            <text:p>229.555</text:p>
          </table:table-cell>
          <table:table-cell table:style-name="Default" office:value-type="float" office:value="319.088" calcext:value-type="float">
            <text:p>319.088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75.455" calcext:value-type="float">
            <text:p>75.455</text:p>
          </table:table-cell>
          <table:table-cell office:value-type="float" office:value="107.002" calcext:value-type="float">
            <text:p>107.002</text:p>
          </table:table-cell>
          <table:table-cell table:style-name="Default" office:value-type="float" office:value="103.574" calcext:value-type="float">
            <text:p>103.574</text:p>
          </table:table-cell>
          <table:table-cell/>
          <table:table-cell table:style-name="ce15" table:formula="of:=[.C47]/[.C48]" office:value-type="float" office:value="4.2750248492479" calcext:value-type="float">
            <text:p>4.2750248492</text:p>
          </table:table-cell>
          <table:table-cell table:style-name="ce15" table:formula="of:=[.D47]/[.D48]" office:value-type="float" office:value="2.14533373207977" calcext:value-type="float">
            <text:p>2.1453337321</text:p>
          </table:table-cell>
          <table:table-cell table:style-name="ce15" table:formula="of:=[.E47]/[.E48]" office:value-type="float" office:value="3.08077316701103" calcext:value-type="float">
            <text:p>3.080773167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10.611" calcext:value-type="float">
            <text:p>10.611</text:p>
          </table:table-cell>
          <table:table-cell office:value-type="float" office:value="6765.049" calcext:value-type="float">
            <text:p>6765.049</text:p>
          </table:table-cell>
          <table:table-cell office:value-type="float" office:value="474.456" calcext:value-type="float">
            <text:p>474.456</text:p>
          </table:table-cell>
          <table:table-cell table:style-name="Default" office:value-type="float" office:value="484.018" calcext:value-type="float">
            <text:p>484.018</text:p>
          </table:table-cell>
          <table:table-cell/>
          <table:table-cell table:style-name="ce15" table:number-columns-repeated="3"/>
          <table:table-cell table:style-name="ce19" table:formula="of:=[.B47]/[.B49]" office:value-type="float" office:value="1.61276034304024" calcext:value-type="float">
            <text:p>1.612760343</text:p>
          </table:table-cell>
          <table:table-cell table:style-name="ce19" table:formula="of:=[.C47]/[.C49]" office:value-type="float" office:value="0.0476821380007743" calcext:value-type="float">
            <text:p>0.047682138</text:p>
          </table:table-cell>
          <table:table-cell table:style-name="ce19" table:formula="of:=[.D47]/[.D49]" office:value-type="float" office:value="0.48382779435817" calcext:value-type="float">
            <text:p>0.4838277944</text:p>
          </table:table-cell>
          <table:table-cell table:style-name="ce19" table:formula="of:=[.E47]/[.E49]" office:value-type="float" office:value="0.659248209777322" calcext:value-type="float">
            <text:p>0.6592482098</text:p>
          </table:table-cell>
          <table:table-cell table:style-name="ce12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71.135" calcext:value-type="float">
            <text:p>71.135</text:p>
          </table:table-cell>
          <table:table-cell office:value-type="float" office:value="49.439" calcext:value-type="float">
            <text:p>49.439</text:p>
          </table:table-cell>
          <table:table-cell table:style-name="Default" office:value-type="float" office:value="48.767" calcext:value-type="float">
            <text:p>48.767</text:p>
          </table:table-cell>
          <table:table-cell/>
          <table:table-cell table:style-name="ce15" table:formula="of:=[.C49]/[.C50]" office:value-type="float" office:value="95.1015533844099" calcext:value-type="float">
            <text:p>95.1015533844</text:p>
          </table:table-cell>
          <table:table-cell table:style-name="ce15" table:formula="of:=[.D49]/[.D50]" office:value-type="float" office:value="9.59679605170008" calcext:value-type="float">
            <text:p>9.5967960517</text:p>
          </table:table-cell>
          <table:table-cell table:style-name="ce15" table:formula="of:=[.E49]/[.E50]" office:value-type="float" office:value="9.92511329382574" calcext:value-type="float">
            <text:p>9.9251132938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7" table:number-columns-repeated="3"/>
          <table:table-cell table:style-name="ce23"/>
          <table:table-cell table:style-name="ce24"/>
          <table:table-cell table:style-name="ce23"/>
          <table:table-cell table:style-name="ce24"/>
          <table:table-cell table:number-columns-repeated="1011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5.037" calcext:value-type="float">
            <text:p>5.037</text:p>
          </table:table-cell>
          <table:table-cell office:value-type="float" office:value="5.308" calcext:value-type="float">
            <text:p>5.308</text:p>
          </table:table-cell>
          <table:table-cell office:value-type="float" office:value="15.746" calcext:value-type="float">
            <text:p>15.746</text:p>
          </table:table-cell>
          <table:table-cell table:style-name="Default" office:value-type="float" office:value="12.86" calcext:value-type="float">
            <text:p>12.86</text:p>
          </table:table-cell>
          <table:table-cell/>
          <table:table-cell table:style-name="ce17" table:number-columns-repeated="3"/>
          <table:table-cell table:style-name="ce23"/>
          <table:table-cell table:style-name="ce24"/>
          <table:table-cell table:style-name="ce23"/>
          <table:table-cell table:style-name="ce24"/>
          <table:table-cell table:number-columns-repeated="1011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65.213" calcext:value-type="float">
            <text:p>65.213</text:p>
          </table:table-cell>
          <table:table-cell office:value-type="float" office:value="181.397" calcext:value-type="float">
            <text:p>181.397</text:p>
          </table:table-cell>
          <table:table-cell office:value-type="float" office:value="313.072" calcext:value-type="float">
            <text:p>313.072</text:p>
          </table:table-cell>
          <table:table-cell table:style-name="Default" office:value-type="float" office:value="488.984" calcext:value-type="float">
            <text:p>488.984</text:p>
          </table:table-cell>
          <table:table-cell/>
          <table:table-cell table:style-name="ce17" table:number-columns-repeated="3"/>
          <table:table-cell table:style-name="ce23"/>
          <table:table-cell table:style-name="ce24"/>
          <table:table-cell table:style-name="ce23"/>
          <table:table-cell table:style-name="ce24"/>
          <table:table-cell table:number-columns-repeated="1011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88.105" calcext:value-type="float">
            <text:p>188.105</text:p>
          </table:table-cell>
          <table:table-cell office:value-type="float" office:value="16.673" calcext:value-type="float">
            <text:p>16.673</text:p>
          </table:table-cell>
          <table:table-cell table:style-name="Default" office:value-type="float" office:value="17.02" calcext:value-type="float">
            <text:p>17.02</text:p>
          </table:table-cell>
          <table:table-cell/>
          <table:table-cell table:style-name="ce17" table:formula="of:=[.C54]/[.C55]" office:value-type="float" office:value="0.96433906594721" calcext:value-type="float">
            <text:p>0.9643390659</text:p>
          </table:table-cell>
          <table:table-cell table:style-name="ce17" table:formula="of:=[.D54]/[.D55]" office:value-type="float" office:value="18.7771846698255" calcext:value-type="float">
            <text:p>18.7771846698</text:p>
          </table:table-cell>
          <table:table-cell table:style-name="ce17" table:formula="of:=[.E54]/[.E55]" office:value-type="float" office:value="28.729964747356" calcext:value-type="float">
            <text:p>28.7299647474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number-columns-repeated="1011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50.329" calcext:value-type="float">
            <text:p>50.329</text:p>
          </table:table-cell>
          <table:table-cell office:value-type="float" office:value="3340.501" calcext:value-type="float">
            <text:p>3340.501</text:p>
          </table:table-cell>
          <table:table-cell office:value-type="float" office:value="285.625" calcext:value-type="float">
            <text:p>285.625</text:p>
          </table:table-cell>
          <table:table-cell table:style-name="Default" office:value-type="float" office:value="470.825" calcext:value-type="float">
            <text:p>470.825</text:p>
          </table:table-cell>
          <table:table-cell/>
          <table:table-cell table:style-name="ce17" table:number-columns-repeated="3"/>
          <table:table-cell table:style-name="ce24" table:formula="of:=[.B54]/[.B56]" office:value-type="float" office:value="1.29573406982058" calcext:value-type="float">
            <text:p>1.2957340698</text:p>
          </table:table-cell>
          <table:table-cell table:style-name="ce24" table:formula="of:=[.C54]/[.C56]" office:value-type="float" office:value="0.0543023336918624" calcext:value-type="float">
            <text:p>0.0543023337</text:p>
          </table:table-cell>
          <table:table-cell table:style-name="ce24" table:formula="of:=[.D54]/[.D56]" office:value-type="float" office:value="1.09609452954048" calcext:value-type="float">
            <text:p>1.0960945295</text:p>
          </table:table-cell>
          <table:table-cell table:style-name="ce24" table:formula="of:=[.E54]/[.E56]" office:value-type="float" office:value="1.03856847023841" calcext:value-type="float">
            <text:p>1.0385684702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39.307" calcext:value-type="float">
            <text:p>239.307</text:p>
          </table:table-cell>
          <table:table-cell office:value-type="float" office:value="11.494" calcext:value-type="float">
            <text:p>11.494</text:p>
          </table:table-cell>
          <table:table-cell table:style-name="Default" office:value-type="float" office:value="10.342" calcext:value-type="float">
            <text:p>10.342</text:p>
          </table:table-cell>
          <table:table-cell/>
          <table:table-cell table:style-name="ce17" table:formula="of:=[.C56]/[.C57]" office:value-type="float" office:value="13.9590609551747" calcext:value-type="float">
            <text:p>13.9590609552</text:p>
          </table:table-cell>
          <table:table-cell table:style-name="ce17" table:formula="of:=[.D56]/[.D57]" office:value-type="float" office:value="24.8499216982774" calcext:value-type="float">
            <text:p>24.8499216983</text:p>
          </table:table-cell>
          <table:table-cell table:style-name="ce17" table:formula="of:=[.E56]/[.E57]" office:value-type="float" office:value="45.5255269773738" calcext:value-type="float">
            <text:p>45.5255269774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Windows vs Linux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14" office:value-type="string" calcext:value-type="string">
            <text:p>Java</text:p>
          </table:table-cell>
          <table:table-cell table:style-name="ce14" office:value-type="string" calcext:value-type="string">
            <text:p>Scala</text:p>
          </table:table-cell>
          <table:table-cell table:style-name="ce14" office:value-type="string" calcext:value-type="string">
            <text:p>C#</text:p>
          </table:table-cell>
          <table:table-cell table:style-name="ce14" office:value-type="string" calcext:value-type="string">
            <text:p>F#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formula="of:=[.B4]/[.B33]" office:value-type="float" office:value="0.997125610807703" calcext:value-type="float">
            <text:p>0.9971256108</text:p>
          </table:table-cell>
          <table:table-cell table:formula="of:=[.C4]/[.C33]" office:value-type="float" office:value="0.909975546677669" calcext:value-type="float">
            <text:p>0.9099755467</text:p>
          </table:table-cell>
          <table:table-cell table:formula="of:=[.D4]/[.D33]" office:value-type="float" office:value="0.66883486706034" calcext:value-type="float">
            <text:p>0.6688348671</text:p>
          </table:table-cell>
          <table:table-cell table:formula="of:=[.E4]/[.E33]" office:value-type="float" office:value="0.610086018842223" calcext:value-type="float">
            <text:p>0.6100860188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formula="of:=[.B11]/[.B40]" office:value-type="float" office:value="0.996749116607774" calcext:value-type="float">
            <text:p>0.9967491166</text:p>
          </table:table-cell>
          <table:table-cell table:formula="of:=[.C11]/[.C40]" office:value-type="float" office:value="0.874276191649538" calcext:value-type="float">
            <text:p>0.8742761916</text:p>
          </table:table-cell>
          <table:table-cell table:formula="of:=[.D11]/[.D40]" office:value-type="float" office:value="0.440230941981574" calcext:value-type="float">
            <text:p>0.440230942</text:p>
          </table:table-cell>
          <table:table-cell table:formula="of:=[.E11]/[.E40]" office:value-type="float" office:value="0.790007751079615" calcext:value-type="float">
            <text:p>0.7900077511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formula="of:=[.B18]/[.B47]" office:value-type="float" office:value="0.978437445217086" calcext:value-type="float">
            <text:p>0.9784374452</text:p>
          </table:table-cell>
          <table:table-cell table:formula="of:=[.C18]/[.C47]" office:value-type="float" office:value="0.948817628312439" calcext:value-type="float">
            <text:p>0.9488176283</text:p>
          </table:table-cell>
          <table:table-cell table:formula="of:=[.D18]/[.D47]" office:value-type="float" office:value="0.358946657663741" calcext:value-type="float">
            <text:p>0.3589466577</text:p>
          </table:table-cell>
          <table:table-cell table:formula="of:=[.E18]/[.E47]" office:value-type="float" office:value="0.638660808303665" calcext:value-type="float">
            <text:p>0.6386608083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formula="of:=[.B25]/[.B54]" office:value-type="float" office:value="0.912210755524205" calcext:value-type="float">
            <text:p>0.9122107555</text:p>
          </table:table-cell>
          <table:table-cell table:formula="of:=[.C25]/[.C54]" office:value-type="float" office:value="0.900930004355089" calcext:value-type="float">
            <text:p>0.9009300044</text:p>
          </table:table-cell>
          <table:table-cell table:formula="of:=[.D25]/[.D54]" office:value-type="float" office:value="0.655558465784228" calcext:value-type="float">
            <text:p>0.6555584658</text:p>
          </table:table-cell>
          <table:table-cell table:formula="of:=[.E25]/[.E54]" office:value-type="float" office:value="1.10172520982282" calcext:value-type="float">
            <text:p>1.1017252098</text:p>
          </table:table-cell>
          <table:table-cell table:number-columns-repeated="1014"/>
        </table:table-row>
        <table:table-row table:style-name="ro3" table:number-rows-repeated="6">
          <table:table-cell table:number-columns-repeated="1024"/>
        </table:table-row>
        <table:table-row table:style-name="ro4">
          <table:table-cell office:value-type="string" calcext:value-type="string">
            <text:p>benchmark</text:p>
          </table:table-cell>
          <table:table-cell office:value-type="string" calcext:value-type="string">
            <text:p>sdev</text:p>
          </table:table-cell>
          <table:table-cell table:style-name="ce8"/>
          <table:table-cell/>
          <table:table-cell table:style-name="ce12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Linux</text:p>
          </table:table-cell>
          <table:table-cell table:style-name="ce8"/>
          <table:table-cell/>
          <table:table-cell table:style-name="ce12"/>
          <table:table-cell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office:value-type="string" calcext:value-type="string">
            <text:p>Java</text:p>
          </table:table-cell>
          <table:table-cell table:style-name="Default" office:value-type="string" calcext:value-type="string">
            <text:p>Scala</text:p>
          </table:table-cell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Baseline</text:p>
          </table:table-cell>
          <table:table-cell table:style-name="ce7" office:value-type="float" office:value="0.033" calcext:value-type="float">
            <text:p>0.033</text:p>
          </table:table-cell>
          <table:table-cell table:style-name="ce7" office:value-type="float" office:value="0.026" calcext:value-type="float">
            <text:p>0.026</text:p>
          </table:table-cell>
          <table:table-cell table:style-name="ce7" office:value-type="float" office:value="0.049" calcext:value-type="float">
            <text:p>0.049</text:p>
          </table:table-cell>
          <table:table-cell table:style-name="ce7" office:value-type="float" office:value="1.365" calcext:value-type="float">
            <text:p>1.365</text:p>
          </table:table-cell>
          <table:table-cell table:number-columns-repeated="2" table:style-name="ce7" office:value-type="float" office:value="0.012" calcext:value-type="float">
            <text:p>0.012</text:p>
          </table:table-cell>
          <table:table-cell table:style-name="ce7" office:value-type="float" office:value="0.036" calcext:value-type="float">
            <text:p>0.036</text:p>
          </table:table-cell>
          <table:table-cell table:style-name="ce7" office:value-type="float" office:value="0.014" calcext:value-type="float">
            <text:p>0.014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Seq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1.269" calcext:value-type="float">
            <text:p>1.269</text:p>
          </table:table-cell>
          <table:table-cell table:style-name="ce7" office:value-type="float" office:value="3.404" calcext:value-type="float">
            <text:p>3.404</text:p>
          </table:table-cell>
          <table:table-cell table:style-name="ce7" office:value-type="float" office:value="2.168" calcext:value-type="float">
            <text:p>2.168</text:p>
          </table:table-cell>
          <table:table-cell table:style-name="ce7" office:value-type="float" office:value="0.008" calcext:value-type="float">
            <text:p>0.008</text:p>
          </table:table-cell>
          <table:table-cell table:style-name="ce7" office:value-type="float" office:value="0.292" calcext:value-type="float">
            <text:p>0.292</text:p>
          </table:table-cell>
          <table:table-cell table:style-name="ce7" office:value-type="float" office:value="1.329" calcext:value-type="float">
            <text:p>1.329</text:p>
          </table:table-cell>
          <table:table-cell table:style-name="ce7" office:value-type="float" office:value="1.183" calcext:value-type="float">
            <text:p>1.183</text:p>
          </table:table-cell>
          <table:table-cell table:style-name="Default" table:number-columns-repeated="2"/>
          <table:table-cell/>
          <table:table-cell table:style-name="Default"/>
          <table:table-cell table:style-name="ce12" table:number-columns-repeated="2"/>
          <table:table-cell table:style-name="Default" table:number-columns-repeated="2"/>
          <table:table-cell table:number-columns-repeated="1001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SeqOpt</text:p>
          </table:table-cell>
          <table:table-cell table:style-name="ce7"/>
          <table:table-cell table:style-name="ce7" office:value-type="float" office:value="0.043" calcext:value-type="float">
            <text:p>0.043</text:p>
          </table:table-cell>
          <table:table-cell table:style-name="ce7" office:value-type="float" office:value="1.052" calcext:value-type="float">
            <text:p>1.052</text:p>
          </table:table-cell>
          <table:table-cell table:style-name="ce7" office:value-type="float" office:value="0.032" calcext:value-type="float">
            <text:p>0.032</text:p>
          </table:table-cell>
          <table:table-cell table:style-name="ce7"/>
          <table:table-cell table:style-name="ce7" office:value-type="float" office:value="0.007" calcext:value-type="float">
            <text:p>0.007</text:p>
          </table:table-cell>
          <table:table-cell table:style-name="ce7" office:value-type="float" office:value="0.553" calcext:value-type="float">
            <text:p>0.553</text:p>
          </table:table-cell>
          <table:table-cell table:style-name="ce7" office:value-type="float" office:value="0.259" calcext:value-type="float">
            <text:p>0.259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Par</text:p>
          </table:table-cell>
          <table:table-cell table:style-name="ce7" office:value-type="float" office:value="0.034" calcext:value-type="float">
            <text:p>0.034</text:p>
          </table:table-cell>
          <table:table-cell table:style-name="ce7" office:value-type="float" office:value="3.479" calcext:value-type="float">
            <text:p>3.479</text:p>
          </table:table-cell>
          <table:table-cell table:style-name="ce7" office:value-type="float" office:value="5.109" calcext:value-type="float">
            <text:p>5.109</text:p>
          </table:table-cell>
          <table:table-cell table:style-name="ce7" office:value-type="float" office:value="3.025" calcext:value-type="float">
            <text:p>3.025</text:p>
          </table:table-cell>
          <table:table-cell table:style-name="ce7" office:value-type="float" office:value="0.01" calcext:value-type="float">
            <text:p>0.010</text:p>
          </table:table-cell>
          <table:table-cell table:style-name="ce7" office:value-type="float" office:value="6.466" calcext:value-type="float">
            <text:p>6.466</text:p>
          </table:table-cell>
          <table:table-cell table:style-name="ce7" office:value-type="float" office:value="0.167" calcext:value-type="float">
            <text:p>0.167</text:p>
          </table:table-cell>
          <table:table-cell table:style-name="ce7" office:value-type="float" office:value="0.412" calcext:value-type="float">
            <text:p>0.412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ParOpt</text:p>
          </table:table-cell>
          <table:table-cell table:style-name="ce7"/>
          <table:table-cell table:style-name="ce7" office:value-type="float" office:value="0.028" calcext:value-type="float">
            <text:p>0.028</text:p>
          </table:table-cell>
          <table:table-cell table:style-name="ce7" office:value-type="float" office:value="1.22" calcext:value-type="float">
            <text:p>1.220</text:p>
          </table:table-cell>
          <table:table-cell table:style-name="ce7" office:value-type="float" office:value="0.032" calcext:value-type="float">
            <text:p>0.032</text:p>
          </table:table-cell>
          <table:table-cell table:style-name="ce7"/>
          <table:table-cell table:style-name="ce7" office:value-type="float" office:value="0.005" calcext:value-type="float">
            <text:p>0.005</text:p>
          </table:table-cell>
          <table:table-cell table:style-name="ce7" office:value-type="float" office:value="0.03" calcext:value-type="float">
            <text:p>0.030</text:p>
          </table:table-cell>
          <table:table-cell table:style-name="ce7" office:value-type="float" office:value="0.151" calcext:value-type="float">
            <text:p>0.151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OfSquaresBaseline</text:p>
          </table:table-cell>
          <table:table-cell table:style-name="ce7" office:value-type="float" office:value="0.034" calcext:value-type="float">
            <text:p>0.034</text:p>
          </table:table-cell>
          <table:table-cell table:style-name="ce7" office:value-type="float" office:value="0.035" calcext:value-type="float">
            <text:p>0.035</text:p>
          </table:table-cell>
          <table:table-cell table:style-name="ce7" office:value-type="float" office:value="0.056" calcext:value-type="float">
            <text:p>0.056</text:p>
          </table:table-cell>
          <table:table-cell table:style-name="ce7" office:value-type="float" office:value="0.028" calcext:value-type="float">
            <text:p>0.028</text:p>
          </table:table-cell>
          <table:table-cell table:style-name="ce7" office:value-type="float" office:value="0.232" calcext:value-type="float">
            <text:p>0.232</text:p>
          </table:table-cell>
          <table:table-cell table:style-name="ce7" office:value-type="float" office:value="0.015" calcext:value-type="float">
            <text:p>0.015</text:p>
          </table:table-cell>
          <table:table-cell table:style-name="ce7" office:value-type="float" office:value="0.076" calcext:value-type="float">
            <text:p>0.076</text:p>
          </table:table-cell>
          <table:table-cell table:style-name="ce7" office:value-type="float" office:value="0.822" calcext:value-type="float">
            <text:p>0.822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OfSquaresSeq</text:p>
          </table:table-cell>
          <table:table-cell table:style-name="ce7" office:value-type="float" office:value="0.032" calcext:value-type="float">
            <text:p>0.032</text:p>
          </table:table-cell>
          <table:table-cell table:style-name="ce7" office:value-type="float" office:value="1.892" calcext:value-type="float">
            <text:p>1.892</text:p>
          </table:table-cell>
          <table:table-cell table:style-name="ce7" office:value-type="float" office:value="0.97" calcext:value-type="float">
            <text:p>0.970</text:p>
          </table:table-cell>
          <table:table-cell table:style-name="ce7" office:value-type="float" office:value="3.027" calcext:value-type="float">
            <text:p>3.027</text:p>
          </table:table-cell>
          <table:table-cell table:style-name="ce7" office:value-type="float" office:value="0.011" calcext:value-type="float">
            <text:p>0.011</text:p>
          </table:table-cell>
          <table:table-cell table:style-name="ce7" office:value-type="float" office:value="0.669" calcext:value-type="float">
            <text:p>0.669</text:p>
          </table:table-cell>
          <table:table-cell table:style-name="ce7" office:value-type="float" office:value="3.134" calcext:value-type="float">
            <text:p>3.134</text:p>
          </table:table-cell>
          <table:table-cell table:style-name="ce7" office:value-type="float" office:value="4.199" calcext:value-type="float">
            <text:p>4.199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OfSquaresSeqOpt</text:p>
          </table:table-cell>
          <table:table-cell table:style-name="ce7"/>
          <table:table-cell table:style-name="ce7" office:value-type="float" office:value="0.259" calcext:value-type="float">
            <text:p>0.259</text:p>
          </table:table-cell>
          <table:table-cell table:style-name="ce7" office:value-type="float" office:value="0.133" calcext:value-type="float">
            <text:p>0.133</text:p>
          </table:table-cell>
          <table:table-cell table:style-name="ce7" office:value-type="float" office:value="1.139" calcext:value-type="float">
            <text:p>1.139</text:p>
          </table:table-cell>
          <table:table-cell table:style-name="ce7"/>
          <table:table-cell table:style-name="ce7" office:value-type="float" office:value="0.045" calcext:value-type="float">
            <text:p>0.045</text:p>
          </table:table-cell>
          <table:table-cell table:style-name="ce7" office:value-type="float" office:value="0.166" calcext:value-type="float">
            <text:p>0.166</text:p>
          </table:table-cell>
          <table:table-cell table:style-name="ce7" office:value-type="float" office:value="0.254" calcext:value-type="float">
            <text:p>0.254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OfSquaresPar</text:p>
          </table:table-cell>
          <table:table-cell table:style-name="ce7" office:value-type="float" office:value="0.027" calcext:value-type="float">
            <text:p>0.027</text:p>
          </table:table-cell>
          <table:table-cell table:style-name="ce7" office:value-type="float" office:value="5.524" calcext:value-type="float">
            <text:p>5.524</text:p>
          </table:table-cell>
          <table:table-cell table:style-name="ce7" office:value-type="float" office:value="49.949" calcext:value-type="float">
            <text:p>49.949</text:p>
          </table:table-cell>
          <table:table-cell table:style-name="ce7" office:value-type="float" office:value="50.692" calcext:value-type="float">
            <text:p>50.692</text:p>
          </table:table-cell>
          <table:table-cell table:style-name="ce7" office:value-type="float" office:value="0.021" calcext:value-type="float">
            <text:p>0.021</text:p>
          </table:table-cell>
          <table:table-cell table:style-name="ce7" office:value-type="float" office:value="6.084" calcext:value-type="float">
            <text:p>6.084</text:p>
          </table:table-cell>
          <table:table-cell table:style-name="ce7" office:value-type="float" office:value="1.382" calcext:value-type="float">
            <text:p>1.382</text:p>
          </table:table-cell>
          <table:table-cell table:style-name="ce7" office:value-type="float" office:value="0.351" calcext:value-type="float">
            <text:p>0.351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ParOpt</text:p>
          </table:table-cell>
          <table:table-cell table:style-name="ce7"/>
          <table:table-cell table:style-name="ce7" office:value-type="float" office:value="0.168" calcext:value-type="float">
            <text:p>0.168</text:p>
          </table:table-cell>
          <table:table-cell table:style-name="ce7" office:value-type="float" office:value="0.359" calcext:value-type="float">
            <text:p>0.359</text:p>
          </table:table-cell>
          <table:table-cell table:style-name="ce7" office:value-type="float" office:value="0.452" calcext:value-type="float">
            <text:p>0.452</text:p>
          </table:table-cell>
          <table:table-cell table:style-name="ce7"/>
          <table:table-cell table:style-name="ce7" office:value-type="float" office:value="0.091" calcext:value-type="float">
            <text:p>0.091</text:p>
          </table:table-cell>
          <table:table-cell table:style-name="ce7" office:value-type="float" office:value="0.076" calcext:value-type="float">
            <text:p>0.076</text:p>
          </table:table-cell>
          <table:table-cell table:style-name="ce7" office:value-type="float" office:value="0.25" calcext:value-type="float">
            <text:p>0.250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EvenBaseline</text:p>
          </table:table-cell>
          <table:table-cell table:style-name="ce7" office:value-type="float" office:value="0.042" calcext:value-type="float">
            <text:p>0.042</text:p>
          </table:table-cell>
          <table:table-cell table:style-name="ce7" office:value-type="float" office:value="0.048" calcext:value-type="float">
            <text:p>0.048</text:p>
          </table:table-cell>
          <table:table-cell table:style-name="ce7" office:value-type="float" office:value="0.338" calcext:value-type="float">
            <text:p>0.338</text:p>
          </table:table-cell>
          <table:table-cell table:style-name="ce7" office:value-type="float" office:value="0.441" calcext:value-type="float">
            <text:p>0.441</text:p>
          </table:table-cell>
          <table:table-cell table:style-name="ce7" office:value-type="float" office:value="0.088" calcext:value-type="float">
            <text:p>0.088</text:p>
          </table:table-cell>
          <table:table-cell table:style-name="ce7" office:value-type="float" office:value="0.092" calcext:value-type="float">
            <text:p>0.092</text:p>
          </table:table-cell>
          <table:table-cell table:style-name="ce7" office:value-type="float" office:value="0.478" calcext:value-type="float">
            <text:p>0.478</text:p>
          </table:table-cell>
          <table:table-cell table:style-name="ce7" office:value-type="float" office:value="0.312" calcext:value-type="float">
            <text:p>0.312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EvenSeq</text:p>
          </table:table-cell>
          <table:table-cell table:style-name="ce7" office:value-type="float" office:value="0.074" calcext:value-type="float">
            <text:p>0.074</text:p>
          </table:table-cell>
          <table:table-cell table:style-name="ce7" office:value-type="float" office:value="3.762" calcext:value-type="float">
            <text:p>3.762</text:p>
          </table:table-cell>
          <table:table-cell table:style-name="ce7" office:value-type="float" office:value="1.056" calcext:value-type="float">
            <text:p>1.056</text:p>
          </table:table-cell>
          <table:table-cell table:style-name="ce7" office:value-type="float" office:value="0.819" calcext:value-type="float">
            <text:p>0.819</text:p>
          </table:table-cell>
          <table:table-cell table:style-name="ce7" office:value-type="float" office:value="0.146" calcext:value-type="float">
            <text:p>0.146</text:p>
          </table:table-cell>
          <table:table-cell table:style-name="ce7" office:value-type="float" office:value="73.95" calcext:value-type="float">
            <text:p>73.950</text:p>
          </table:table-cell>
          <table:table-cell table:style-name="ce7" office:value-type="float" office:value="3.182" calcext:value-type="float">
            <text:p>3.182</text:p>
          </table:table-cell>
          <table:table-cell table:style-name="ce7" office:value-type="float" office:value="3.85" calcext:value-type="float">
            <text:p>3.850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EvenSeqOpt</text:p>
          </table:table-cell>
          <table:table-cell table:style-name="ce7"/>
          <table:table-cell table:style-name="ce7" office:value-type="float" office:value="0.76" calcext:value-type="float">
            <text:p>0.760</text:p>
          </table:table-cell>
          <table:table-cell table:style-name="ce7" office:value-type="float" office:value="0.589" calcext:value-type="float">
            <text:p>0.589</text:p>
          </table:table-cell>
          <table:table-cell table:style-name="ce7" office:value-type="float" office:value="0.637" calcext:value-type="float">
            <text:p>0.637</text:p>
          </table:table-cell>
          <table:table-cell table:style-name="ce7"/>
          <table:table-cell table:style-name="ce7" office:value-type="float" office:value="0.697" calcext:value-type="float">
            <text:p>0.697</text:p>
          </table:table-cell>
          <table:table-cell table:style-name="ce7" office:value-type="float" office:value="0.41" calcext:value-type="float">
            <text:p>0.410</text:p>
          </table:table-cell>
          <table:table-cell table:style-name="ce7" office:value-type="float" office:value="4.351" calcext:value-type="float">
            <text:p>4.351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EvenPar</text:p>
          </table:table-cell>
          <table:table-cell table:style-name="ce7" office:value-type="float" office:value="0.043" calcext:value-type="float">
            <text:p>0.043</text:p>
          </table:table-cell>
          <table:table-cell table:style-name="ce7" office:value-type="float" office:value="328.401" calcext:value-type="float">
            <text:p>328.401</text:p>
          </table:table-cell>
          <table:table-cell table:style-name="ce7" office:value-type="float" office:value="38.512" calcext:value-type="float">
            <text:p>38.512</text:p>
          </table:table-cell>
          <table:table-cell table:style-name="ce7" office:value-type="float" office:value="25.067" calcext:value-type="float">
            <text:p>25.067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float" office:value="236.698" calcext:value-type="float">
            <text:p>236.698</text:p>
          </table:table-cell>
          <table:table-cell table:style-name="ce7" office:value-type="float" office:value="0.513" calcext:value-type="float">
            <text:p>0.513</text:p>
          </table:table-cell>
          <table:table-cell table:style-name="ce7" office:value-type="float" office:value="4.883" calcext:value-type="float">
            <text:p>4.883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EvenParOpt</text:p>
          </table:table-cell>
          <table:table-cell table:style-name="ce7"/>
          <table:table-cell table:style-name="ce7" office:value-type="float" office:value="0.402" calcext:value-type="float">
            <text:p>0.402</text:p>
          </table:table-cell>
          <table:table-cell table:style-name="ce7" office:value-type="float" office:value="2.231" calcext:value-type="float">
            <text:p>2.231</text:p>
          </table:table-cell>
          <table:table-cell table:style-name="ce7" office:value-type="float" office:value="1.245" calcext:value-type="float">
            <text:p>1.245</text:p>
          </table:table-cell>
          <table:table-cell table:style-name="ce7"/>
          <table:table-cell table:style-name="ce7" office:value-type="float" office:value="0.106" calcext:value-type="float">
            <text:p>0.106</text:p>
          </table:table-cell>
          <table:table-cell table:style-name="ce7" office:value-type="float" office:value="0.099" calcext:value-type="float">
            <text:p>0.099</text:p>
          </table:table-cell>
          <table:table-cell table:style-name="ce7" office:value-type="float" office:value="0.104" calcext:value-type="float">
            <text:p>0.104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cartBaseline</text:p>
          </table:table-cell>
          <table:table-cell table:number-columns-repeated="2" table:style-name="ce7" office:value-type="float" office:value="0.015" calcext:value-type="float">
            <text:p>0.015</text:p>
          </table:table-cell>
          <table:table-cell table:style-name="ce7" office:value-type="float" office:value="0.206" calcext:value-type="float">
            <text:p>0.206</text:p>
          </table:table-cell>
          <table:table-cell table:style-name="ce7" office:value-type="float" office:value="0.085" calcext:value-type="float">
            <text:p>0.085</text:p>
          </table:table-cell>
          <table:table-cell table:style-name="ce7" office:value-type="float" office:value="0.029" calcext:value-type="float">
            <text:p>0.029</text:p>
          </table:table-cell>
          <table:table-cell table:style-name="ce7" office:value-type="float" office:value="0.028" calcext:value-type="float">
            <text:p>0.028</text:p>
          </table:table-cell>
          <table:table-cell table:style-name="ce7" office:value-type="float" office:value="1.547" calcext:value-type="float">
            <text:p>1.547</text:p>
          </table:table-cell>
          <table:table-cell table:style-name="ce7" office:value-type="float" office:value="0.099" calcext:value-type="float">
            <text:p>0.099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cartSeq</text:p>
          </table:table-cell>
          <table:table-cell table:style-name="ce7" office:value-type="float" office:value="0.969" calcext:value-type="float">
            <text:p>0.969</text:p>
          </table:table-cell>
          <table:table-cell table:style-name="ce7" office:value-type="float" office:value="1.109" calcext:value-type="float">
            <text:p>1.109</text:p>
          </table:table-cell>
          <table:table-cell table:style-name="ce7" office:value-type="float" office:value="0.643" calcext:value-type="float">
            <text:p>0.643</text:p>
          </table:table-cell>
          <table:table-cell table:style-name="ce7" office:value-type="float" office:value="1.439" calcext:value-type="float">
            <text:p>1.439</text:p>
          </table:table-cell>
          <table:table-cell table:style-name="ce7" office:value-type="float" office:value="0.581" calcext:value-type="float">
            <text:p>0.581</text:p>
          </table:table-cell>
          <table:table-cell table:style-name="ce7" office:value-type="float" office:value="1.247" calcext:value-type="float">
            <text:p>1.247</text:p>
          </table:table-cell>
          <table:table-cell table:style-name="ce7" office:value-type="float" office:value="4.67" calcext:value-type="float">
            <text:p>4.670</text:p>
          </table:table-cell>
          <table:table-cell table:style-name="ce7" office:value-type="float" office:value="8.954" calcext:value-type="float">
            <text:p>8.954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cartSeqOpt</text:p>
          </table:table-cell>
          <table:table-cell table:style-name="ce7"/>
          <table:table-cell table:style-name="ce7" office:value-type="float" office:value="2.689" calcext:value-type="float">
            <text:p>2.689</text:p>
          </table:table-cell>
          <table:table-cell table:style-name="ce7" office:value-type="float" office:value="0.075" calcext:value-type="float">
            <text:p>0.075</text:p>
          </table:table-cell>
          <table:table-cell table:style-name="ce7" office:value-type="float" office:value="0.463" calcext:value-type="float">
            <text:p>0.463</text:p>
          </table:table-cell>
          <table:table-cell table:style-name="ce7"/>
          <table:table-cell table:style-name="ce7" office:value-type="float" office:value="1.792" calcext:value-type="float">
            <text:p>1.792</text:p>
          </table:table-cell>
          <table:table-cell table:style-name="ce7" office:value-type="float" office:value="0.361" calcext:value-type="float">
            <text:p>0.361</text:p>
          </table:table-cell>
          <table:table-cell table:style-name="ce7" office:value-type="float" office:value="0.346" calcext:value-type="float">
            <text:p>0.346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cartPar</text:p>
          </table:table-cell>
          <table:table-cell table:style-name="ce7" office:value-type="float" office:value="0.412" calcext:value-type="float">
            <text:p>0.412</text:p>
          </table:table-cell>
          <table:table-cell table:style-name="ce7" office:value-type="float" office:value="39.036" calcext:value-type="float">
            <text:p>39.036</text:p>
          </table:table-cell>
          <table:table-cell table:style-name="ce7" office:value-type="float" office:value="14.169" calcext:value-type="float">
            <text:p>14.169</text:p>
          </table:table-cell>
          <table:table-cell table:style-name="ce7" office:value-type="float" office:value="23.313" calcext:value-type="float">
            <text:p>23.313</text:p>
          </table:table-cell>
          <table:table-cell table:style-name="ce7" office:value-type="float" office:value="0.136" calcext:value-type="float">
            <text:p>0.136</text:p>
          </table:table-cell>
          <table:table-cell table:style-name="ce7" office:value-type="float" office:value="42.263" calcext:value-type="float">
            <text:p>42.263</text:p>
          </table:table-cell>
          <table:table-cell table:style-name="ce7" office:value-type="float" office:value="5.141" calcext:value-type="float">
            <text:p>5.141</text:p>
          </table:table-cell>
          <table:table-cell table:style-name="ce7" office:value-type="float" office:value="7.7" calcext:value-type="float">
            <text:p>7.700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cartParOpt</text:p>
          </table:table-cell>
          <table:table-cell table:style-name="ce7"/>
          <table:table-cell table:style-name="ce7" office:value-type="float" office:value="1.188" calcext:value-type="float">
            <text:p>1.188</text:p>
          </table:table-cell>
          <table:table-cell table:style-name="ce7" office:value-type="float" office:value="0.803" calcext:value-type="float">
            <text:p>0.803</text:p>
          </table:table-cell>
          <table:table-cell table:style-name="ce7" office:value-type="float" office:value="0.336" calcext:value-type="float">
            <text:p>0.336</text:p>
          </table:table-cell>
          <table:table-cell table:style-name="ce7"/>
          <table:table-cell table:style-name="ce7" office:value-type="float" office:value="1.381" calcext:value-type="float">
            <text:p>1.381</text:p>
          </table:table-cell>
          <table:table-cell table:style-name="ce7" office:value-type="float" office:value="0.102" calcext:value-type="float">
            <text:p>0.102</text:p>
          </table:table-cell>
          <table:table-cell table:style-name="ce7" office:value-type="float" office:value="1.415" calcext:value-type="float">
            <text:p>1.415</text:p>
          </table:table-cell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3" table:number-rows-repeated="25">
          <table:table-cell table:number-columns-repeated="2"/>
          <table:table-cell table:style-name="ce8"/>
          <table:table-cell/>
          <table:table-cell table:style-name="ce12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3" table:number-rows-repeated="123">
          <table:table-cell table:number-columns-repeated="2"/>
          <table:table-cell table:style-name="ce8"/>
          <table:table-cell/>
          <table:table-cell table:style-name="ce12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2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3" table:number-rows-repeated="104832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with-compiler-optimizations'.G1:'with-compiler-optimizations'.I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9933"/>
            </calcext:color-scale>
          </calcext:conditional-format>
          <calcext:conditional-format calcext:target-range-address="'with-compiler-optimizations'.G30:'with-compiler-optimizations'.I50 'with-compiler-optimizations'.G5:'with-compiler-optimizations'.I22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30:'with-compiler-optimizations'.M49 'with-compiler-optimizations'.J6:'with-compiler-optimizations'.M22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G23:'with-compiler-optimizations'.I28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K23:'with-compiler-optimizations'.M28 'with-compiler-optimizations'.J23:'with-compiler-optimizations'.J26 'with-compiler-optimizations'.J28:'with-compiler-optimizations'.J28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G52:'with-compiler-optimizations'.I57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52:'with-compiler-optimizations'.M57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J27:'with-compiler-optimizations'.J27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 style:data-style-name="N2" text:time-value="0000-00-00T00:00:03.701898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ggelos Biboudis</dc:creator>
    <meta:print-date>2014-05-26T15:59:08.969598051</meta:print-date>
    <dc:date>2014-06-03T01:24:49.262283209</dc:date>
    <meta:editing-cycles>37</meta:editing-cycles>
    <meta:editing-duration>P1DT10H50M44S</meta:editing-duration>
    <meta:generator>LibreOffice/4.1.3.2$Linux_X86_64 LibreOffice_project/410m0$Build-2</meta:generator>
    <meta:printed-by>Aggelos Biboudis</meta:printed-by>
    <meta:document-statistic meta:table-count="1" meta:cell-count="51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04cm" chart:style-name="ch2">
          <text:p>Sum</text:p>
        </chart:title>
        <chart:legend chart:legend-position="end" svg:x="14.327cm" svg:y="3.101cm" style:legend-expansion="high" chart:style-name="ch3"/>
        <chart:plot-area chart:style-name="ch4" table:cell-range-address="'with-compiler-optimizations'.A3:'with-compiler-optimizations'.E7 'with-compiler-optimizations'.B2:'with-compiler-optimizations'.E2" chart:data-source-has-labels="both" svg:x="1.324cm" svg:y="1.611cm" svg:width="12.363cm" svg:height="6.185cm">
          <chartooo:coordinate-region svg:x="2.161cm" svg:y="1.821cm" svg:width="11.367cm" svg:height="5.306cm"/>
          <chart:axis chart:dimension="x" chart:name="primary-x" chart:style-name="ch5" chartooo:axis-type="auto">
            <chartooo:date-scale/>
            <chart:categories table:cell-range-address="'with-compiler-optimizations'.A3:'with-compiler-optimizations'.A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:'with-compiler-optimizations'.B7" chart:label-cell-address="'with-compiler-optimizations'.B2:'with-compiler-optimizations'.B2" chart:class="chart:bar">
            <chart:data-point chart:repeated="5"/>
          </chart:series>
          <chart:series chart:style-name="ch10" chart:values-cell-range-address="'with-compiler-optimizations'.C3:'with-compiler-optimizations'.C7" chart:label-cell-address="'with-compiler-optimizations'.C2:'with-compiler-optimizations'.C2" chart:class="chart:bar">
            <chart:data-point chart:repeated="5"/>
          </chart:series>
          <chart:series chart:style-name="ch11" chart:values-cell-range-address="'with-compiler-optimizations'.D3:'with-compiler-optimizations'.D7" chart:label-cell-address="'with-compiler-optimizations'.D2:'with-compiler-optimizations'.D2" chart:class="chart:bar">
            <chart:data-point chart:repeated="5"/>
          </chart:series>
          <chart:series chart:style-name="ch12" chart:values-cell-range-address="'with-compiler-optimizations'.E3:'with-compiler-optimizations'.E7" chart:label-cell-address="'with-compiler-optimizations'.E2:'with-compiler-optimizations'.E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:'with-compiler-optimizations'.B2</svg:desc>
                </draw:g>
              </table:table-cell>
              <table:table-cell office:value-type="string">
                <text:p>Scala</text:p>
                <draw:g>
                  <svg:desc>'with-compiler-optimizations'.C2:'with-compiler-optimizations'.C2</svg:desc>
                </draw:g>
              </table:table-cell>
              <table:table-cell office:value-type="string">
                <text:p>C#</text:p>
                <draw:g>
                  <svg:desc>'with-compiler-optimizations'.D2:'with-compiler-optimizations'.D2</svg:desc>
                </draw:g>
              </table:table-cell>
              <table:table-cell office:value-type="string">
                <text:p>F#</text:p>
                <draw:g>
                  <svg:desc>'with-compiler-optimizations'.E2:'with-compiler-optimization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:'with-compiler-optimizations'.A7</svg:desc>
                </draw:g>
              </table:table-cell>
              <table:table-cell office:value-type="float" office:value="6.968">
                <text:p>6.968</text:p>
                <draw:g>
                  <svg:desc>'with-compiler-optimizations'.B3:'with-compiler-optimizations'.B7</svg:desc>
                </draw:g>
              </table:table-cell>
              <table:table-cell office:value-type="float" office:value="6.888">
                <text:p>6.888</text:p>
                <draw:g>
                  <svg:desc>'with-compiler-optimizations'.C3:'with-compiler-optimizations'.C7</svg:desc>
                </draw:g>
              </table:table-cell>
              <table:table-cell office:value-type="float" office:value="7.117">
                <text:p>7.117</text:p>
                <draw:g>
                  <svg:desc>'with-compiler-optimizations'.D3:'with-compiler-optimizations'.D7</svg:desc>
                </draw:g>
              </table:table-cell>
              <table:table-cell office:value-type="float" office:value="7.02">
                <text:p>7.02</text:p>
                <draw:g>
                  <svg:desc>'with-compiler-optimizations'.E3:'with-compiler-optimizations'.E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38">
                <text:p>6.938</text:p>
              </table:table-cell>
              <table:table-cell office:value-type="float" office:value="90.427">
                <text:p>90.427</text:p>
              </table:table-cell>
              <table:table-cell office:value-type="float" office:value="66.939">
                <text:p>66.939</text:p>
              </table:table-cell>
              <table:table-cell office:value-type="float" office:value="64.045">
                <text:p>64.04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48">
                <text:p>6.948</text:p>
              </table:table-cell>
              <table:table-cell office:value-type="float" office:value="9.484">
                <text:p>9.484</text:p>
              </table:table-cell>
              <table:table-cell office:value-type="float" office:value="9.084">
                <text:p>9.08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82">
                <text:p>6.82</text:p>
              </table:table-cell>
              <table:table-cell office:value-type="float" office:value="1572.177">
                <text:p>1572.177</text:p>
              </table:table-cell>
              <table:table-cell office:value-type="float" office:value="22.863">
                <text:p>22.863</text:p>
              </table:table-cell>
              <table:table-cell office:value-type="float" office:value="22.952">
                <text:p>22.95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18">
                <text:p>6.718</text:p>
              </table:table-cell>
              <table:table-cell office:value-type="float" office:value="6.85">
                <text:p>6.85</text:p>
              </table:table-cell>
              <table:table-cell office:value-type="float" office:value="6.841">
                <text:p>6.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3cm" svg:y="0.004cm" chart:style-name="ch2">
          <text:p>Sum of Squares</text:p>
        </chart:title>
        <chart:legend chart:legend-position="end" svg:x="14.327cm" svg:y="3.101cm" style:legend-expansion="high" chart:style-name="ch3"/>
        <chart:plot-area chart:style-name="ch4" table:cell-range-address="'with-compiler-optimizations'.A10:'with-compiler-optimizations'.E14 'with-compiler-optimizations'.B9:'with-compiler-optimizations'.E9" chart:data-source-has-labels="both" svg:x="1.324cm" svg:y="1.611cm" svg:width="12.363cm" svg:height="6.185cm">
          <chartooo:coordinate-region svg:x="2.161cm" svg:y="1.821cm" svg:width="11.367cm" svg:height="5.306cm"/>
          <chart:axis chart:dimension="x" chart:name="primary-x" chart:style-name="ch5" chartooo:axis-type="auto">
            <chartooo:date-scale/>
            <chart:categories table:cell-range-address="'with-compiler-optimizations'.A10:'with-compiler-optimizations'.A14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0:'with-compiler-optimizations'.B14" chart:label-cell-address="'with-compiler-optimizations'.B9:'with-compiler-optimizations'.B9" chart:class="chart:bar">
            <chart:data-point chart:repeated="5"/>
          </chart:series>
          <chart:series chart:style-name="ch10" chart:values-cell-range-address="'with-compiler-optimizations'.C10:'with-compiler-optimizations'.C14" chart:label-cell-address="'with-compiler-optimizations'.C9:'with-compiler-optimizations'.C9" chart:class="chart:bar">
            <chart:data-point chart:repeated="5"/>
          </chart:series>
          <chart:series chart:style-name="ch11" chart:values-cell-range-address="'with-compiler-optimizations'.D10:'with-compiler-optimizations'.D14" chart:label-cell-address="'with-compiler-optimizations'.D9:'with-compiler-optimizations'.D9" chart:class="chart:bar">
            <chart:data-point chart:repeated="5"/>
          </chart:series>
          <chart:series chart:style-name="ch12" chart:values-cell-range-address="'with-compiler-optimizations'.E10:'with-compiler-optimizations'.E14" chart:label-cell-address="'with-compiler-optimizations'.E9:'with-compiler-optimizations'.E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9:'with-compiler-optimizations'.B9</svg:desc>
                </draw:g>
              </table:table-cell>
              <table:table-cell office:value-type="string">
                <text:p>Scala</text:p>
                <draw:g>
                  <svg:desc>'with-compiler-optimizations'.C9:'with-compiler-optimizations'.C9</svg:desc>
                </draw:g>
              </table:table-cell>
              <table:table-cell office:value-type="string">
                <text:p>C#</text:p>
                <draw:g>
                  <svg:desc>'with-compiler-optimizations'.D9:'with-compiler-optimizations'.D9</svg:desc>
                </draw:g>
              </table:table-cell>
              <table:table-cell office:value-type="string">
                <text:p>F#</text:p>
                <draw:g>
                  <svg:desc>'with-compiler-optimizations'.E9:'with-compiler-optimizations'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0:'with-compiler-optimizations'.A14</svg:desc>
                </draw:g>
              </table:table-cell>
              <table:table-cell office:value-type="float" office:value="7.196">
                <text:p>7.196</text:p>
                <draw:g>
                  <svg:desc>'with-compiler-optimizations'.B10:'with-compiler-optimizations'.B14</svg:desc>
                </draw:g>
              </table:table-cell>
              <table:table-cell office:value-type="float" office:value="6.992">
                <text:p>6.992</text:p>
                <draw:g>
                  <svg:desc>'with-compiler-optimizations'.C10:'with-compiler-optimizations'.C14</svg:desc>
                </draw:g>
              </table:table-cell>
              <table:table-cell office:value-type="float" office:value="7.485">
                <text:p>7.485</text:p>
                <draw:g>
                  <svg:desc>'with-compiler-optimizations'.D10:'with-compiler-optimizations'.D14</svg:desc>
                </draw:g>
              </table:table-cell>
              <table:table-cell office:value-type="float" office:value="8.083">
                <text:p>8.083</text:p>
                <draw:g>
                  <svg:desc>'with-compiler-optimizations'.E10:'with-compiler-optimizations'.E1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52">
                <text:p>7.052</text:p>
              </table:table-cell>
              <table:table-cell office:value-type="float" office:value="134.83">
                <text:p>134.83</text:p>
              </table:table-cell>
              <table:table-cell office:value-type="float" office:value="99.582">
                <text:p>99.582</text:p>
              </table:table-cell>
              <table:table-cell office:value-type="float" office:value="178.364">
                <text:p>178.36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643">
                <text:p>35.643</text:p>
              </table:table-cell>
              <table:table-cell office:value-type="float" office:value="12.323">
                <text:p>12.323</text:p>
              </table:table-cell>
              <table:table-cell office:value-type="float" office:value="12.597">
                <text:p>12.597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835">
                <text:p>6.835</text:p>
              </table:table-cell>
              <table:table-cell office:value-type="float" office:value="1728.445">
                <text:p>1728.445</text:p>
              </table:table-cell>
              <table:table-cell office:value-type="float" office:value="58.972">
                <text:p>58.972</text:p>
              </table:table-cell>
              <table:table-cell office:value-type="float" office:value="55.729">
                <text:p>55.729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634">
                <text:p>35.634</text:p>
              </table:table-cell>
              <table:table-cell office:value-type="float" office:value="6.923">
                <text:p>6.923</text:p>
              </table:table-cell>
              <table:table-cell office:value-type="float" office:value="6.864">
                <text:p>6.8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3cm" svg:y="0.004cm" chart:style-name="ch2">
          <text:p>Sum of Squares Even</text:p>
        </chart:title>
        <chart:legend chart:legend-position="end" svg:x="14.327cm" svg:y="3.101cm" style:legend-expansion="high" chart:style-name="ch3"/>
        <chart:plot-area chart:style-name="ch4" table:cell-range-address="'with-compiler-optimizations'.A17:'with-compiler-optimizations'.E21 'with-compiler-optimizations'.B16:'with-compiler-optimizations'.E16" chart:data-source-has-labels="both" svg:x="1.324cm" svg:y="1.611cm" svg:width="12.363cm" svg:height="6.185cm">
          <chartooo:coordinate-region svg:x="2.161cm" svg:y="1.821cm" svg:width="11.367cm" svg:height="5.306cm"/>
          <chart:axis chart:dimension="x" chart:name="primary-x" chart:style-name="ch5" chartooo:axis-type="auto">
            <chartooo:date-scale/>
            <chart:categories table:cell-range-address="'with-compiler-optimizations'.A17:'with-compiler-optimizations'.A21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7:'with-compiler-optimizations'.B21" chart:label-cell-address="'with-compiler-optimizations'.B16:'with-compiler-optimizations'.B16" chart:class="chart:bar">
            <chart:data-point chart:repeated="5"/>
          </chart:series>
          <chart:series chart:style-name="ch10" chart:values-cell-range-address="'with-compiler-optimizations'.C17:'with-compiler-optimizations'.C21" chart:label-cell-address="'with-compiler-optimizations'.C16:'with-compiler-optimizations'.C16" chart:class="chart:bar">
            <chart:data-point chart:repeated="5"/>
          </chart:series>
          <chart:series chart:style-name="ch11" chart:values-cell-range-address="'with-compiler-optimizations'.D17:'with-compiler-optimizations'.D21" chart:label-cell-address="'with-compiler-optimizations'.D16:'with-compiler-optimizations'.D16" chart:class="chart:bar">
            <chart:data-point chart:repeated="5"/>
          </chart:series>
          <chart:series chart:style-name="ch12" chart:values-cell-range-address="'with-compiler-optimizations'.E17:'with-compiler-optimizations'.E21" chart:label-cell-address="'with-compiler-optimizations'.E16:'with-compiler-optimizations'.E1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16:'with-compiler-optimizations'.B16</svg:desc>
                </draw:g>
              </table:table-cell>
              <table:table-cell office:value-type="string">
                <text:p>Scala</text:p>
                <draw:g>
                  <svg:desc>'with-compiler-optimizations'.C16:'with-compiler-optimizations'.C16</svg:desc>
                </draw:g>
              </table:table-cell>
              <table:table-cell office:value-type="string">
                <text:p>C#</text:p>
                <draw:g>
                  <svg:desc>'with-compiler-optimizations'.D16:'with-compiler-optimizations'.D16</svg:desc>
                </draw:g>
              </table:table-cell>
              <table:table-cell office:value-type="string">
                <text:p>F#</text:p>
                <draw:g>
                  <svg:desc>'with-compiler-optimizations'.E16:'with-compiler-optimization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7:'with-compiler-optimizations'.A21</svg:desc>
                </draw:g>
              </table:table-cell>
              <table:table-cell office:value-type="float" office:value="10.877">
                <text:p>10.877</text:p>
                <draw:g>
                  <svg:desc>'with-compiler-optimizations'.B17:'with-compiler-optimizations'.B21</svg:desc>
                </draw:g>
              </table:table-cell>
              <table:table-cell office:value-type="float" office:value="10.455">
                <text:p>10.455</text:p>
                <draw:g>
                  <svg:desc>'with-compiler-optimizations'.C17:'with-compiler-optimizations'.C21</svg:desc>
                </draw:g>
              </table:table-cell>
              <table:table-cell office:value-type="float" office:value="11.644">
                <text:p>11.644</text:p>
                <draw:g>
                  <svg:desc>'with-compiler-optimizations'.D17:'with-compiler-optimizations'.D21</svg:desc>
                </draw:g>
              </table:table-cell>
              <table:table-cell office:value-type="float" office:value="10.941">
                <text:p>10.941</text:p>
                <draw:g>
                  <svg:desc>'with-compiler-optimizations'.E17:'with-compiler-optimizations'.E2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744">
                <text:p>16.744</text:p>
              </table:table-cell>
              <table:table-cell office:value-type="float" office:value="306.062">
                <text:p>306.062</text:p>
              </table:table-cell>
              <table:table-cell office:value-type="float" office:value="82.398">
                <text:p>82.398</text:p>
              </table:table-cell>
              <table:table-cell office:value-type="float" office:value="203.789">
                <text:p>203.78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5.905">
                <text:p>65.905</text:p>
              </table:table-cell>
              <table:table-cell office:value-type="float" office:value="52.466">
                <text:p>52.466</text:p>
              </table:table-cell>
              <table:table-cell office:value-type="float" office:value="62.649">
                <text:p>62.64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291">
                <text:p>10.291</text:p>
              </table:table-cell>
              <table:table-cell office:value-type="float" office:value="8442.65">
                <text:p>8442.65</text:p>
              </table:table-cell>
              <table:table-cell office:value-type="float" office:value="51.712">
                <text:p>51.712</text:p>
              </table:table-cell>
              <table:table-cell office:value-type="float" office:value="49.401">
                <text:p>49.40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2.344">
                <text:p>62.344</text:p>
              </table:table-cell>
              <table:table-cell office:value-type="float" office:value="8.679">
                <text:p>8.679</text:p>
              </table:table-cell>
              <table:table-cell office:value-type="float" office:value="8.691">
                <text:p>8.6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math xmlns="http://www.w3.org/1998/Math/MathML">
  <mrow/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04cm" chart:style-name="ch2">
          <text:p>Cartesian Product</text:p>
        </chart:title>
        <chart:legend chart:legend-position="end" svg:x="14.327cm" svg:y="3.101cm" style:legend-expansion="high" chart:style-name="ch3"/>
        <chart:plot-area chart:style-name="ch4" table:cell-range-address="'with-compiler-optimizations'.A24:'with-compiler-optimizations'.E28 'with-compiler-optimizations'.B23:'with-compiler-optimizations'.E23" chart:data-source-has-labels="both" svg:x="1.324cm" svg:y="1.611cm" svg:width="12.363cm" svg:height="6.185cm">
          <chartooo:coordinate-region svg:x="2.161cm" svg:y="1.821cm" svg:width="11.367cm" svg:height="5.306cm"/>
          <chart:axis chart:dimension="x" chart:name="primary-x" chart:style-name="ch5" chartooo:axis-type="auto">
            <chartooo:date-scale/>
            <chart:categories table:cell-range-address="'with-compiler-optimizations'.A24:'with-compiler-optimizations'.A28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24:'with-compiler-optimizations'.B28" chart:label-cell-address="'with-compiler-optimizations'.B23:'with-compiler-optimizations'.B23" chart:class="chart:bar">
            <chart:data-point chart:repeated="5"/>
          </chart:series>
          <chart:series chart:style-name="ch10" chart:values-cell-range-address="'with-compiler-optimizations'.C24:'with-compiler-optimizations'.C28" chart:label-cell-address="'with-compiler-optimizations'.C23:'with-compiler-optimizations'.C23" chart:class="chart:bar">
            <chart:data-point chart:repeated="5"/>
          </chart:series>
          <chart:series chart:style-name="ch11" chart:values-cell-range-address="'with-compiler-optimizations'.D24:'with-compiler-optimizations'.D28" chart:label-cell-address="'with-compiler-optimizations'.D23:'with-compiler-optimizations'.D23" chart:class="chart:bar">
            <chart:data-point chart:repeated="5"/>
          </chart:series>
          <chart:series chart:style-name="ch12" chart:values-cell-range-address="'with-compiler-optimizations'.E24:'with-compiler-optimizations'.E28" chart:label-cell-address="'with-compiler-optimizations'.E23:'with-compiler-optimizations'.E2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3:'with-compiler-optimizations'.B23</svg:desc>
                </draw:g>
              </table:table-cell>
              <table:table-cell office:value-type="string">
                <text:p>Scala</text:p>
                <draw:g>
                  <svg:desc>'with-compiler-optimizations'.C23:'with-compiler-optimizations'.C23</svg:desc>
                </draw:g>
              </table:table-cell>
              <table:table-cell office:value-type="string">
                <text:p>C#</text:p>
                <draw:g>
                  <svg:desc>'with-compiler-optimizations'.D23:'with-compiler-optimizations'.D23</svg:desc>
                </draw:g>
              </table:table-cell>
              <table:table-cell office:value-type="string">
                <text:p>F#</text:p>
                <draw:g>
                  <svg:desc>'with-compiler-optimizations'.E23:'with-compiler-optimizations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24:'with-compiler-optimizations'.A28</svg:desc>
                </draw:g>
              </table:table-cell>
              <table:table-cell office:value-type="float" office:value="4.98">
                <text:p>4.98</text:p>
                <draw:g>
                  <svg:desc>'with-compiler-optimizations'.B24:'with-compiler-optimizations'.B28</svg:desc>
                </draw:g>
              </table:table-cell>
              <table:table-cell office:value-type="float" office:value="5.266">
                <text:p>5.266</text:p>
                <draw:g>
                  <svg:desc>'with-compiler-optimizations'.C24:'with-compiler-optimizations'.C28</svg:desc>
                </draw:g>
              </table:table-cell>
              <table:table-cell office:value-type="float" office:value="9.896">
                <text:p>9.896</text:p>
                <draw:g>
                  <svg:desc>'with-compiler-optimizations'.D24:'with-compiler-optimizations'.D28</svg:desc>
                </draw:g>
              </table:table-cell>
              <table:table-cell office:value-type="float" office:value="7.331">
                <text:p>7.331</text:p>
                <draw:g>
                  <svg:desc>'with-compiler-optimizations'.E24:'with-compiler-optimizations'.E2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59.488">
                <text:p>59.488</text:p>
              </table:table-cell>
              <table:table-cell office:value-type="float" office:value="163.426">
                <text:p>163.426</text:p>
              </table:table-cell>
              <table:table-cell office:value-type="float" office:value="205.237">
                <text:p>205.237</text:p>
              </table:table-cell>
              <table:table-cell office:value-type="float" office:value="538.726">
                <text:p>538.72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75.417">
                <text:p>175.417</text:p>
              </table:table-cell>
              <table:table-cell office:value-type="float" office:value="12.93">
                <text:p>12.93</text:p>
              </table:table-cell>
              <table:table-cell office:value-type="float" office:value="12.901">
                <text:p>12.90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7.834">
                <text:p>47.834</text:p>
              </table:table-cell>
              <table:table-cell office:value-type="float" office:value="4251.09">
                <text:p>4251.09</text:p>
              </table:table-cell>
              <table:table-cell office:value-type="float" office:value="107.624">
                <text:p>107.624</text:p>
              </table:table-cell>
              <table:table-cell office:value-type="float" office:value="199.055">
                <text:p>199.05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19.305">
                <text:p>219.305</text:p>
              </table:table-cell>
              <table:table-cell office:value-type="float" office:value="7.545">
                <text:p>7.545</text:p>
              </table:table-cell>
              <table:table-cell office:value-type="float" office:value="8.339">
                <text:p>8.3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383cm" xlink:href=".." xlink:type="simple" chart:class="chart:bar" chart:style-name="ch1">
        <chart:title svg:x="0cm" svg:y="0.004cm" chart:style-name="ch2">
          <text:p>Sum</text:p>
        </chart:title>
        <chart:legend chart:legend-position="end" svg:x="14.302cm" svg:y="3.101cm" style:legend-expansion="high" chart:style-name="ch3"/>
        <chart:plot-area chart:style-name="ch4" table:cell-range-address="'with-compiler-optimizations'.A32:'with-compiler-optimizations'.E36 'with-compiler-optimizations'.B31:'with-compiler-optimizations'.E31" chart:data-source-has-labels="both" svg:x="1.323cm" svg:y="1.611cm" svg:width="12.341cm" svg:height="6.185cm">
          <chartooo:coordinate-region svg:x="2.16cm" svg:y="1.821cm" svg:width="11.343cm" svg:height="5.306cm"/>
          <chart:axis chart:dimension="x" chart:name="primary-x" chart:style-name="ch5" chartooo:axis-type="auto">
            <chartooo:date-scale/>
            <chart:categories table:cell-range-address="'with-compiler-optimizations'.A32:'with-compiler-optimizations'.A36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2:'with-compiler-optimizations'.B36" chart:label-cell-address="'with-compiler-optimizations'.B31:'with-compiler-optimizations'.B31" chart:class="chart:bar">
            <chart:data-point chart:repeated="5"/>
          </chart:series>
          <chart:series chart:style-name="ch10" chart:values-cell-range-address="'with-compiler-optimizations'.C32:'with-compiler-optimizations'.C36" chart:label-cell-address="'with-compiler-optimizations'.C31:'with-compiler-optimizations'.C31" chart:class="chart:bar">
            <chart:data-point chart:repeated="5"/>
          </chart:series>
          <chart:series chart:style-name="ch11" chart:values-cell-range-address="'with-compiler-optimizations'.D32:'with-compiler-optimizations'.D36" chart:label-cell-address="'with-compiler-optimizations'.D31:'with-compiler-optimizations'.D31" chart:class="chart:bar">
            <chart:data-point chart:repeated="5"/>
          </chart:series>
          <chart:series chart:style-name="ch12" chart:values-cell-range-address="'with-compiler-optimizations'.E32:'with-compiler-optimizations'.E36" chart:label-cell-address="'with-compiler-optimizations'.E31:'with-compiler-optimizations'.E3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1:'with-compiler-optimizations'.B31</svg:desc>
                </draw:g>
              </table:table-cell>
              <table:table-cell office:value-type="string">
                <text:p>Scala</text:p>
                <draw:g>
                  <svg:desc>'with-compiler-optimizations'.C31:'with-compiler-optimizations'.C31</svg:desc>
                </draw:g>
              </table:table-cell>
              <table:table-cell office:value-type="string">
                <text:p>C#</text:p>
                <draw:g>
                  <svg:desc>'with-compiler-optimizations'.D31:'with-compiler-optimizations'.D31</svg:desc>
                </draw:g>
              </table:table-cell>
              <table:table-cell office:value-type="string">
                <text:p>F#</text:p>
                <draw:g>
                  <svg:desc>'with-compiler-optimizations'.E31:'with-compiler-optimizations'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2:'with-compiler-optimizations'.A36</svg:desc>
                </draw:g>
              </table:table-cell>
              <table:table-cell office:value-type="float" office:value="6.951">
                <text:p>6.951</text:p>
                <draw:g>
                  <svg:desc>'with-compiler-optimizations'.B32:'with-compiler-optimizations'.B36</svg:desc>
                </draw:g>
              </table:table-cell>
              <table:table-cell office:value-type="float" office:value="7.009">
                <text:p>7.009</text:p>
                <draw:g>
                  <svg:desc>'with-compiler-optimizations'.C32:'with-compiler-optimizations'.C36</svg:desc>
                </draw:g>
              </table:table-cell>
              <table:table-cell office:value-type="float" office:value="9.714">
                <text:p>9.714</text:p>
                <draw:g>
                  <svg:desc>'with-compiler-optimizations'.D32:'with-compiler-optimizations'.D36</svg:desc>
                </draw:g>
              </table:table-cell>
              <table:table-cell office:value-type="float" office:value="9.687">
                <text:p>9.687</text:p>
                <draw:g>
                  <svg:desc>'with-compiler-optimizations'.E32:'with-compiler-optimizations'.E36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58">
                <text:p>6.958</text:p>
              </table:table-cell>
              <table:table-cell office:value-type="float" office:value="99.373">
                <text:p>99.373</text:p>
              </table:table-cell>
              <table:table-cell office:value-type="float" office:value="100.083">
                <text:p>100.083</text:p>
              </table:table-cell>
              <table:table-cell office:value-type="float" office:value="104.977">
                <text:p>104.977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7.025">
                <text:p>7.025</text:p>
              </table:table-cell>
              <table:table-cell office:value-type="float" office:value="12.423">
                <text:p>12.423</text:p>
              </table:table-cell>
              <table:table-cell office:value-type="float" office:value="11.911">
                <text:p>11.91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074">
                <text:p>7.074</text:p>
              </table:table-cell>
              <table:table-cell office:value-type="float" office:value="1293.416">
                <text:p>1293.416</text:p>
              </table:table-cell>
              <table:table-cell office:value-type="float" office:value="253.262">
                <text:p>253.262</text:p>
              </table:table-cell>
              <table:table-cell office:value-type="float" office:value="251.447">
                <text:p>251.447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.047">
                <text:p>7.047</text:p>
              </table:table-cell>
              <table:table-cell office:value-type="float" office:value="12.517">
                <text:p>12.517</text:p>
              </table:table-cell>
              <table:table-cell office:value-type="float" office:value="11.88">
                <text:p>11.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383cm" xlink:href=".." xlink:type="simple" chart:class="chart:bar" chart:style-name="ch1">
        <chart:title svg:x="0.001cm" svg:y="0.004cm" chart:style-name="ch2">
          <text:p>Sum of Squares</text:p>
        </chart:title>
        <chart:legend chart:legend-position="end" svg:x="14.302cm" svg:y="3.101cm" style:legend-expansion="high" chart:style-name="ch3"/>
        <chart:plot-area chart:style-name="ch4" table:cell-range-address="'with-compiler-optimizations'.A39:'with-compiler-optimizations'.E43 'with-compiler-optimizations'.B38:'with-compiler-optimizations'.E38" chart:data-source-has-labels="both" svg:x="1.323cm" svg:y="1.611cm" svg:width="12.341cm" svg:height="6.185cm">
          <chartooo:coordinate-region svg:x="2.16cm" svg:y="1.821cm" svg:width="11.343cm" svg:height="5.306cm"/>
          <chart:axis chart:dimension="x" chart:name="primary-x" chart:style-name="ch5" chartooo:axis-type="auto">
            <chartooo:date-scale/>
            <chart:categories table:cell-range-address="'with-compiler-optimizations'.A39:'with-compiler-optimizations'.A43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9:'with-compiler-optimizations'.B43" chart:label-cell-address="'with-compiler-optimizations'.B38:'with-compiler-optimizations'.B38" chart:class="chart:bar">
            <chart:data-point chart:repeated="5"/>
          </chart:series>
          <chart:series chart:style-name="ch10" chart:values-cell-range-address="'with-compiler-optimizations'.C39:'with-compiler-optimizations'.C43" chart:label-cell-address="'with-compiler-optimizations'.C38:'with-compiler-optimizations'.C38" chart:class="chart:bar">
            <chart:data-point chart:repeated="5"/>
          </chart:series>
          <chart:series chart:style-name="ch11" chart:values-cell-range-address="'with-compiler-optimizations'.D39:'with-compiler-optimizations'.D43" chart:label-cell-address="'with-compiler-optimizations'.D38:'with-compiler-optimizations'.D38" chart:class="chart:bar">
            <chart:data-point chart:repeated="5"/>
          </chart:series>
          <chart:series chart:style-name="ch12" chart:values-cell-range-address="'with-compiler-optimizations'.E39:'with-compiler-optimizations'.E43" chart:label-cell-address="'with-compiler-optimizations'.E38:'with-compiler-optimizations'.E3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8:'with-compiler-optimizations'.B38</svg:desc>
                </draw:g>
              </table:table-cell>
              <table:table-cell office:value-type="string">
                <text:p>Scala</text:p>
                <draw:g>
                  <svg:desc>'with-compiler-optimizations'.C38:'with-compiler-optimizations'.C38</svg:desc>
                </draw:g>
              </table:table-cell>
              <table:table-cell office:value-type="string">
                <text:p>C#</text:p>
                <draw:g>
                  <svg:desc>'with-compiler-optimizations'.D38:'with-compiler-optimizations'.D38</svg:desc>
                </draw:g>
              </table:table-cell>
              <table:table-cell office:value-type="string">
                <text:p>F#</text:p>
                <draw:g>
                  <svg:desc>'with-compiler-optimizations'.E38:'with-compiler-optimizations'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9:'with-compiler-optimizations'.A43</svg:desc>
                </draw:g>
              </table:table-cell>
              <table:table-cell office:value-type="float" office:value="7.042">
                <text:p>7.042</text:p>
                <draw:g>
                  <svg:desc>'with-compiler-optimizations'.B39:'with-compiler-optimizations'.B43</svg:desc>
                </draw:g>
              </table:table-cell>
              <table:table-cell office:value-type="float" office:value="7.191">
                <text:p>7.191</text:p>
                <draw:g>
                  <svg:desc>'with-compiler-optimizations'.C39:'with-compiler-optimizations'.C43</svg:desc>
                </draw:g>
              </table:table-cell>
              <table:table-cell office:value-type="float" office:value="14.933">
                <text:p>14.933</text:p>
                <draw:g>
                  <svg:desc>'with-compiler-optimizations'.D39:'with-compiler-optimizations'.D43</svg:desc>
                </draw:g>
              </table:table-cell>
              <table:table-cell office:value-type="float" office:value="12.484">
                <text:p>12.484</text:p>
                <draw:g>
                  <svg:desc>'with-compiler-optimizations'.E39:'with-compiler-optimizations'.E43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75">
                <text:p>7.075</text:p>
              </table:table-cell>
              <table:table-cell office:value-type="float" office:value="154.219">
                <text:p>154.219</text:p>
              </table:table-cell>
              <table:table-cell office:value-type="float" office:value="226.204">
                <text:p>226.204</text:p>
              </table:table-cell>
              <table:table-cell office:value-type="float" office:value="225.775">
                <text:p>225.77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5.853">
                <text:p>45.853</text:p>
              </table:table-cell>
              <table:table-cell office:value-type="float" office:value="12.904">
                <text:p>12.904</text:p>
              </table:table-cell>
              <table:table-cell office:value-type="float" office:value="13.356">
                <text:p>13.356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05">
                <text:p>7.05</text:p>
              </table:table-cell>
              <table:table-cell office:value-type="float" office:value="1398.479">
                <text:p>1398.479</text:p>
              </table:table-cell>
              <table:table-cell office:value-type="float" office:value="488.229">
                <text:p>488.229</text:p>
              </table:table-cell>
              <table:table-cell office:value-type="float" office:value="507.292">
                <text:p>507.29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5.79">
                <text:p>45.79</text:p>
              </table:table-cell>
              <table:table-cell office:value-type="float" office:value="8.169">
                <text:p>8.169</text:p>
              </table:table-cell>
              <table:table-cell office:value-type="float" office:value="8.131">
                <text:p>8.1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383cm" xlink:href=".." xlink:type="simple" chart:class="chart:bar" chart:style-name="ch1">
        <chart:title svg:x="0.001cm" svg:y="0.004cm" chart:style-name="ch2">
          <text:p>Sum of Squares Even</text:p>
        </chart:title>
        <chart:legend chart:legend-position="end" svg:x="14.302cm" svg:y="3.101cm" style:legend-expansion="high" chart:style-name="ch3"/>
        <chart:plot-area chart:style-name="ch4" table:cell-range-address="'with-compiler-optimizations'.A46:'with-compiler-optimizations'.E50 'with-compiler-optimizations'.B45:'with-compiler-optimizations'.E45" chart:data-source-has-labels="both" svg:x="1.323cm" svg:y="1.611cm" svg:width="12.341cm" svg:height="6.185cm">
          <chartooo:coordinate-region svg:x="2.16cm" svg:y="1.821cm" svg:width="11.343cm" svg:height="5.306cm"/>
          <chart:axis chart:dimension="x" chart:name="primary-x" chart:style-name="ch5" chartooo:axis-type="auto">
            <chartooo:date-scale/>
            <chart:categories table:cell-range-address="'with-compiler-optimizations'.A46:'with-compiler-optimizations'.A50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46:'with-compiler-optimizations'.B50" chart:label-cell-address="'with-compiler-optimizations'.B45:'with-compiler-optimizations'.B45" chart:class="chart:bar">
            <chart:data-point chart:repeated="5"/>
          </chart:series>
          <chart:series chart:style-name="ch10" chart:values-cell-range-address="'with-compiler-optimizations'.C46:'with-compiler-optimizations'.C50" chart:label-cell-address="'with-compiler-optimizations'.C45:'with-compiler-optimizations'.C45" chart:class="chart:bar">
            <chart:data-point chart:repeated="5"/>
          </chart:series>
          <chart:series chart:style-name="ch11" chart:values-cell-range-address="'with-compiler-optimizations'.D46:'with-compiler-optimizations'.D50" chart:label-cell-address="'with-compiler-optimizations'.D45:'with-compiler-optimizations'.D45" chart:class="chart:bar">
            <chart:data-point chart:repeated="5"/>
          </chart:series>
          <chart:series chart:style-name="ch12" chart:values-cell-range-address="'with-compiler-optimizations'.E46:'with-compiler-optimizations'.E50" chart:label-cell-address="'with-compiler-optimizations'.E45:'with-compiler-optimizations'.E4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45:'with-compiler-optimizations'.B45</svg:desc>
                </draw:g>
              </table:table-cell>
              <table:table-cell office:value-type="string">
                <text:p>Scala</text:p>
                <draw:g>
                  <svg:desc>'with-compiler-optimizations'.C45:'with-compiler-optimizations'.C45</svg:desc>
                </draw:g>
              </table:table-cell>
              <table:table-cell office:value-type="string">
                <text:p>C#</text:p>
                <draw:g>
                  <svg:desc>'with-compiler-optimizations'.D45:'with-compiler-optimizations'.D45</svg:desc>
                </draw:g>
              </table:table-cell>
              <table:table-cell office:value-type="string">
                <text:p>F#</text:p>
                <draw:g>
                  <svg:desc>'with-compiler-optimizations'.E45:'with-compiler-optimizations'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6:'with-compiler-optimizations'.A50</svg:desc>
                </draw:g>
              </table:table-cell>
              <table:table-cell office:value-type="float" office:value="11.234">
                <text:p>11.234</text:p>
                <draw:g>
                  <svg:desc>'with-compiler-optimizations'.B46:'with-compiler-optimizations'.B50</svg:desc>
                </draw:g>
              </table:table-cell>
              <table:table-cell office:value-type="float" office:value="11.286">
                <text:p>11.286</text:p>
                <draw:g>
                  <svg:desc>'with-compiler-optimizations'.C46:'with-compiler-optimizations'.C50</svg:desc>
                </draw:g>
              </table:table-cell>
              <table:table-cell office:value-type="float" office:value="102.177">
                <text:p>102.177</text:p>
                <draw:g>
                  <svg:desc>'with-compiler-optimizations'.D46:'with-compiler-optimizations'.D50</svg:desc>
                </draw:g>
              </table:table-cell>
              <table:table-cell office:value-type="float" office:value="107.876">
                <text:p>107.876</text:p>
                <draw:g>
                  <svg:desc>'with-compiler-optimizations'.E46:'with-compiler-optimizations'.E5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7.113">
                <text:p>17.113</text:p>
              </table:table-cell>
              <table:table-cell office:value-type="float" office:value="322.572">
                <text:p>322.572</text:p>
              </table:table-cell>
              <table:table-cell office:value-type="float" office:value="229.555">
                <text:p>229.555</text:p>
              </table:table-cell>
              <table:table-cell office:value-type="float" office:value="319.088">
                <text:p>319.08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75.455">
                <text:p>75.455</text:p>
              </table:table-cell>
              <table:table-cell office:value-type="float" office:value="107.002">
                <text:p>107.002</text:p>
              </table:table-cell>
              <table:table-cell office:value-type="float" office:value="103.574">
                <text:p>103.57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611">
                <text:p>10.611</text:p>
              </table:table-cell>
              <table:table-cell office:value-type="float" office:value="6765.049">
                <text:p>6765.049</text:p>
              </table:table-cell>
              <table:table-cell office:value-type="float" office:value="474.456">
                <text:p>474.456</text:p>
              </table:table-cell>
              <table:table-cell office:value-type="float" office:value="484.018">
                <text:p>484.018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1.135">
                <text:p>71.135</text:p>
              </table:table-cell>
              <table:table-cell office:value-type="float" office:value="49.439">
                <text:p>49.439</text:p>
              </table:table-cell>
              <table:table-cell office:value-type="float" office:value="48.767">
                <text:p>48.7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383cm" xlink:href=".." xlink:type="simple" chart:class="chart:bar" chart:style-name="ch1">
        <chart:title svg:x="0cm" svg:y="0.004cm" chart:style-name="ch2">
          <text:p>Cartesian Product</text:p>
        </chart:title>
        <chart:legend chart:legend-position="end" svg:x="14.302cm" svg:y="3.101cm" style:legend-expansion="high" chart:style-name="ch3"/>
        <chart:plot-area chart:style-name="ch4" table:cell-range-address="'with-compiler-optimizations'.A53:'with-compiler-optimizations'.E57 'with-compiler-optimizations'.B52:'with-compiler-optimizations'.E52" chart:data-source-has-labels="both" svg:x="1.323cm" svg:y="1.611cm" svg:width="12.341cm" svg:height="6.185cm">
          <chartooo:coordinate-region svg:x="2.16cm" svg:y="1.821cm" svg:width="11.343cm" svg:height="5.306cm"/>
          <chart:axis chart:dimension="x" chart:name="primary-x" chart:style-name="ch5" chartooo:axis-type="auto">
            <chartooo:date-scale/>
            <chart:categories table:cell-range-address="'with-compiler-optimizations'.A53:'with-compiler-optimizations'.A5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53:'with-compiler-optimizations'.B57" chart:label-cell-address="'with-compiler-optimizations'.B52:'with-compiler-optimizations'.B52" chart:class="chart:bar">
            <chart:data-point chart:repeated="5"/>
          </chart:series>
          <chart:series chart:style-name="ch10" chart:values-cell-range-address="'with-compiler-optimizations'.C53:'with-compiler-optimizations'.C57" chart:label-cell-address="'with-compiler-optimizations'.C52:'with-compiler-optimizations'.C52" chart:class="chart:bar">
            <chart:data-point chart:repeated="5"/>
          </chart:series>
          <chart:series chart:style-name="ch11" chart:values-cell-range-address="'with-compiler-optimizations'.D53:'with-compiler-optimizations'.D57" chart:label-cell-address="'with-compiler-optimizations'.D52:'with-compiler-optimizations'.D52" chart:class="chart:bar">
            <chart:data-point chart:repeated="5"/>
          </chart:series>
          <chart:series chart:style-name="ch12" chart:values-cell-range-address="'with-compiler-optimizations'.E53:'with-compiler-optimizations'.E57" chart:label-cell-address="'with-compiler-optimizations'.E52:'with-compiler-optimizations'.E5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2:'with-compiler-optimizations'.B52</svg:desc>
                </draw:g>
              </table:table-cell>
              <table:table-cell office:value-type="string">
                <text:p>Scala</text:p>
                <draw:g>
                  <svg:desc>'with-compiler-optimizations'.C52:'with-compiler-optimizations'.C52</svg:desc>
                </draw:g>
              </table:table-cell>
              <table:table-cell office:value-type="string">
                <text:p>C#</text:p>
                <draw:g>
                  <svg:desc>'with-compiler-optimizations'.D52:'with-compiler-optimizations'.D52</svg:desc>
                </draw:g>
              </table:table-cell>
              <table:table-cell office:value-type="string">
                <text:p>F#</text:p>
                <draw:g>
                  <svg:desc>'with-compiler-optimizations'.E52:'with-compiler-optimizations'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53:'with-compiler-optimizations'.A57</svg:desc>
                </draw:g>
              </table:table-cell>
              <table:table-cell office:value-type="float" office:value="5.037">
                <text:p>5.037</text:p>
                <draw:g>
                  <svg:desc>'with-compiler-optimizations'.B53:'with-compiler-optimizations'.B57</svg:desc>
                </draw:g>
              </table:table-cell>
              <table:table-cell office:value-type="float" office:value="5.308">
                <text:p>5.308</text:p>
                <draw:g>
                  <svg:desc>'with-compiler-optimizations'.C53:'with-compiler-optimizations'.C57</svg:desc>
                </draw:g>
              </table:table-cell>
              <table:table-cell office:value-type="float" office:value="15.746">
                <text:p>15.746</text:p>
                <draw:g>
                  <svg:desc>'with-compiler-optimizations'.D53:'with-compiler-optimizations'.D57</svg:desc>
                </draw:g>
              </table:table-cell>
              <table:table-cell office:value-type="float" office:value="12.86">
                <text:p>12.86</text:p>
                <draw:g>
                  <svg:desc>'with-compiler-optimizations'.E53:'with-compiler-optimizations'.E5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5.213">
                <text:p>65.213</text:p>
              </table:table-cell>
              <table:table-cell office:value-type="float" office:value="181.397">
                <text:p>181.397</text:p>
              </table:table-cell>
              <table:table-cell office:value-type="float" office:value="313.072">
                <text:p>313.072</text:p>
              </table:table-cell>
              <table:table-cell office:value-type="float" office:value="488.984">
                <text:p>488.98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88.105">
                <text:p>188.105</text:p>
              </table:table-cell>
              <table:table-cell office:value-type="float" office:value="16.673">
                <text:p>16.673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50.329">
                <text:p>50.329</text:p>
              </table:table-cell>
              <table:table-cell office:value-type="float" office:value="3340.501">
                <text:p>3340.501</text:p>
              </table:table-cell>
              <table:table-cell office:value-type="float" office:value="285.625">
                <text:p>285.625</text:p>
              </table:table-cell>
              <table:table-cell office:value-type="float" office:value="470.825">
                <text:p>470.82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39.307">
                <text:p>239.307</text:p>
              </table:table-cell>
              <table:table-cell office:value-type="float" office:value="11.494">
                <text:p>11.494</text:p>
              </table:table-cell>
              <table:table-cell office:value-type="float" office:value="10.342">
                <text:p>10.3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